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5.463cm" fo:min-width="2.119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4.855cm" fo:min-width="1.91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78cm" fo:min-width="1.022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919cm" fo:min-width="1.43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054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41cm" fo:min-width="4.224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41cm" fo:min-width="2.954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2.054cm"/>
    </style:style>
    <style:style style:name="gr1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791cm" fo:min-width="0.668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545cm" fo:min-width="2.19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907cm" fo:min-width="2.162cm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203cm" svg:stroke-color="#ffffff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.365cm"/>
    </style:style>
    <style:style style:name="gr17" style:family="graphic" style:parent-style-name="objectwithoutfill">
      <style:graphic-properties svg:stroke-width="0.102cm" draw:marker-start-width="0.352cm" draw:marker-end="Arrow" draw:marker-end-width="0.30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051cm" draw:marker-start="Circle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637cm" fo:min-width="5.232cm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637cm" fo:min-width="2.284cm" fo:padding-top="0.176cm" fo:padding-bottom="0.176cm" fo:padding-left="0.301cm" fo:padding-right="0.301cm"/>
    </style:style>
    <style:style style:name="gr2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637cm" fo:min-width="0.903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fo:min-height="0.512cm"/>
    </style:style>
    <style:style style:name="gr23" style:family="graphic" style:parent-style-name="standard">
      <style:graphic-properties draw:stroke="none" svg:stroke-color="#000000" draw:fill="none" draw:fill-color="#ffffff" fo:min-height="0.475cm"/>
    </style:style>
    <style:style style:name="gr2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102cm" draw:marker-start="" draw:marker-start-width="0.305cm" draw:marker-end="Arrow" draw:marker-end-width="0.30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fo:min-height="1.062cm"/>
    </style:style>
    <style:style style:name="gr29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7.114cm" fo:min-width="2.119cm" fo:padding-top="0.176cm" fo:padding-bottom="0.176cm" fo:padding-left="0.301cm" fo:padding-right="0.301cm"/>
    </style:style>
    <style:style style:name="gr30" style:family="graphic" style:parent-style-name="objectwithoutfill">
      <style:graphic-properties svg:stroke-width="0.102cm" draw:marker-start="Circle" draw:marker-start-width="0.305cm" draw:marker-end="Arrow" draw:marker-end-width="0.30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999cm" fo:min-width="5.232cm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051cm" svg:stroke-color="#c5000b" draw:marker-start-width="0.276cm" draw:marker-end="Arrow" draw:marker-end-width="0.30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102cm" svg:stroke-color="#c5000b" draw:marker-start-width="0.352cm" draw:marker-end="Arrow" draw:marker-end-width="0.381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102cm" draw:marker-start="" draw:marker-start-width="0.305cm" draw:marker-end-width="0.352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solid" draw:fill-color="#83caff" fo:min-height="0.632cm"/>
    </style:style>
    <style:style style:name="gr37" style:family="graphic" style:parent-style-name="standard">
      <style:graphic-properties svg:stroke-width="0.102cm" svg:stroke-color="#660066" draw:marker-start-width="0.352cm" draw:marker-end-width="0.352cm" draw:fill="none" draw:textarea-horizontal-align="justify" draw:textarea-vertical-align="middle" draw:auto-grow-height="false" fo:min-height="18.192cm" fo:min-width="24.292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solid" draw:fill-color="#ff00ff" fo:min-height="0.589cm"/>
    </style:style>
    <style:style style:name="gr39" style:family="graphic" style:parent-style-name="objectwithoutfill">
      <style:graphic-properties svg:stroke-width="0.102cm" draw:marker-start="Circle" draw:marker-start-width="0.254cm" draw:marker-end-width="0.352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3.585cm" fo:min-width="2.119cm" fo:padding-top="0.176cm" fo:padding-bottom="0.176cm" fo:padding-left="0.301cm" fo:padding-right="0.301cm"/>
    </style:style>
    <style:style style:name="gr41" style:family="graphic" style:parent-style-name="objectwithoutfill">
      <style:graphic-properties svg:stroke-width="0.102cm" svg:stroke-color="#33ff99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102cm" svg:stroke-color="#33ff99" draw:marker-start-width="0.509cm" draw:marker-end-width="0.509cm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svg:stroke-width="0.102cm" svg:stroke-color="#33ff99" draw:marker-start-width="0.509cm" draw:marker-end-width="0.509cm" draw:fill="none" draw:textarea-horizontal-align="justify" draw:textarea-vertical-align="middle" draw:auto-grow-height="false" fo:min-height="0.791cm" fo:min-width="0.668cm" fo:padding-top="0.176cm" fo:padding-bottom="0.176cm" fo:padding-left="0.301cm" fo:padding-right="0.301cm"/>
    </style:style>
    <style:style style:name="gr44" style:family="graphic" style:parent-style-name="objectwithoutfill">
      <style:graphic-properties svg:stroke-width="0.102cm" svg:stroke-color="#33ff99" draw:marker-start-width="0.352cm" draw:marker-end="Arrow" draw:marker-end-width="0.30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051cm" svg:stroke-color="#33ff99" draw:marker-start="Circle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3ff99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33ff99" draw:marker-start="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102cm" svg:stroke-color="#33ff99" draw:marker-start="" draw:marker-start-width="0.305cm" draw:marker-end="Arrow" draw:marker-end-width="0.30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02cm" svg:stroke-color="#33ff99" draw:marker-start-width="0.352cm" draw:marker-end-width="0.352cm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051cm" svg:stroke-color="#33ff99" draw:marker-start-width="0.276cm" draw:marker-end="Arrow" draw:marker-end-width="0.305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102cm" svg:stroke-color="#33ff99" draw:marker-start-width="0.352cm" draw:marker-end="Arrow" draw:marker-end-width="0.381cm" draw:fill="none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33ff99" draw:fill="none" draw:fill-color="#ffffff" fo:min-height="0.475cm"/>
    </style:style>
    <style:style style:name="gr54" style:family="graphic" style:parent-style-name="objectwithoutfill">
      <style:graphic-properties svg:stroke-width="0.102cm" draw:marker-start="Circle" draw:marker-start-width="0.305cm" draw:marker-end-width="0.352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02cm" svg:stroke-color="#33ff99" draw:marker-start-width="0.352cm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02cm" svg:stroke-color="#33ff99" draw:marker-start="Circle" draw:marker-start-width="0.305cm" draw:marker-end="Arrow" draw:marker-end-width="0.30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556cm" fo:min-width="0.795cm" fo:padding-top="0.176cm" fo:padding-bottom="0.176cm" fo:padding-left="0.301cm" fo:padding-right="0.301cm"/>
    </style:style>
    <style:style style:name="gr5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.537cm" fo:min-width="5.232cm" fo:padding-top="0.176cm" fo:padding-bottom="0.176cm" fo:padding-left="0.301cm" fo:padding-right="0.301cm"/>
    </style:style>
    <style:style style:name="gr59" style:family="graphic" style:parent-style-name="standard">
      <style:graphic-properties svg:stroke-width="0.102cm" svg:stroke-color="#99ff66" draw:marker-start-width="0.509cm" draw:marker-end-width="0.509cm" draw:fill="none" draw:textarea-horizontal-align="justify" draw:textarea-vertical-align="middle" draw:auto-grow-height="false" fo:min-height="0.78cm" fo:min-width="1.022cm" fo:padding-top="0.176cm" fo:padding-bottom="0.176cm" fo:padding-left="0.301cm" fo:padding-right="0.301cm"/>
    </style:style>
    <style:style style:name="gr60" style:family="graphic" style:parent-style-name="objectwithoutfill">
      <style:graphic-properties svg:stroke-width="0.102cm" svg:stroke-color="#99ff66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61" style:family="graphic" style:parent-style-name="standard">
      <style:graphic-properties svg:stroke-width="0.102cm" svg:stroke-color="#99ff66" draw:marker-start-width="0.509cm" draw:marker-end-width="0.509cm" draw:textarea-vertical-align="middle" fo:padding-top="0.176cm" fo:padding-bottom="0.176cm" fo:padding-left="0.301cm" fo:padding-right="0.301cm"/>
    </style:style>
    <style:style style:name="gr62" style:family="graphic" style:parent-style-name="standard">
      <style:graphic-properties svg:stroke-width="0.102cm" svg:stroke-color="#99ff66" draw:marker-start-width="0.509cm" draw:marker-end-width="0.509cm" draw:fill="none" draw:textarea-horizontal-align="justify" draw:textarea-vertical-align="middle" draw:auto-grow-height="false" fo:min-height="0.791cm" fo:min-width="0.668cm" fo:padding-top="0.176cm" fo:padding-bottom="0.176cm" fo:padding-left="0.301cm" fo:padding-right="0.301cm"/>
    </style:style>
    <style:style style:name="gr63" style:family="graphic" style:parent-style-name="objectwithoutfill">
      <style:graphic-properties svg:stroke-width="0.051cm" svg:stroke-color="#99ff66" draw:marker-start-width="0.276cm" draw:marker-end="Arrow" draw:marker-end-width="0.30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svg:stroke-width="0.102cm" svg:stroke-color="#99ff66" draw:marker-start="Circle" draw:marker-start-width="0.305cm" draw:marker-end-width="0.352cm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svg:stroke-width="0.102cm" svg:stroke-color="#99ff66" draw:marker-start-width="0.352cm" draw:marker-end="Arrow" draw:marker-end-width="0.305cm" draw:fill="none" draw:textarea-vertical-align="middle" fo:padding-top="0.175cm" fo:padding-bottom="0.175cm" fo:padding-left="0.3cm" fo:padding-right="0.3cm"/>
    </style:style>
    <style:style style:name="gr66" style:family="graphic" style:parent-style-name="objectwithoutfill">
      <style:graphic-properties svg:stroke-width="0.102cm" svg:stroke-color="#99ff66" draw:marker-start-width="0.352cm" draw:marker-end-width="0.3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99ff66" draw:marker-start="Circle" draw:marker-start-width="0.305cm" draw:marker-end="Arrow" draw:marker-end-width="0.30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02cm" svg:stroke-color="#99ff66" draw:marker-start="Circle" draw:marker-start-width="0.254cm" draw:marker-end-width="0.352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svg:stroke-width="0.051cm" svg:stroke-color="#99ff66" draw:marker-start="Circle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70" style:family="graphic" style:parent-style-name="objectwithoutfill">
      <style:graphic-properties svg:stroke-width="0.051cm" svg:stroke-color="#99ff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svg:stroke-width="0.051cm" svg:stroke-color="#99ff66" draw:marker-start="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72" style:family="graphic" style:parent-style-name="objectwithoutfill">
      <style:graphic-properties svg:stroke-width="0.102cm" svg:stroke-color="#99ff66" draw:marker-start="" draw:marker-start-width="0.305cm" draw:marker-end="Arrow" draw:marker-end-width="0.305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svg:stroke-width="0.102cm" svg:stroke-color="#99ff66" draw:marker-start-width="0.352cm" draw:marker-end-width="0.352cm" draw:textarea-vertical-align="middle" fo:padding-top="0.175cm" fo:padding-bottom="0.175cm" fo:padding-left="0.3cm" fo:padding-right="0.3cm"/>
    </style:style>
    <style:style style:name="gr74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75" style:family="graphic" style:parent-style-name="objectwithoutfill">
      <style:graphic-properties svg:stroke-width="0.051cm" svg:stroke-color="#cc3300" draw:marker-start-width="0.276cm" draw:marker-end="Arrow" draw:marker-end-width="0.305cm" draw:fill="none" draw:textarea-vertical-align="middle" fo:padding-top="0.15cm" fo:padding-bottom="0.15cm" fo:padding-left="0.275cm" fo:padding-right="0.275cm"/>
    </style:style>
    <style:style style:name="gr76" style:family="graphic" style:parent-style-name="objectwithoutfill">
      <style:graphic-properties svg:stroke-width="0.102cm" svg:stroke-color="#99ff66" draw:marker-start="" draw:marker-start-width="0.352cm" draw:marker-end="" draw:marker-end-width="0.305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837cm" fo:min-width="1.668cm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fo:min-height="0.477cm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837cm" fo:min-width="1.721cm" fo:padding-top="0.175cm" fo:padding-bottom="0.175cm" fo:padding-left="0.3cm" fo:padding-right="0.3cm"/>
    </style:style>
    <style:style style:name="gr82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838cm" fo:min-width="1.665cm" fo:padding-top="0.175cm" fo:padding-bottom="0.175cm" fo:padding-left="0.3cm" fo:padding-right="0.3cm"/>
    </style:style>
    <style:style style:name="gr83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837cm" fo:min-width="1.72cm" fo:padding-top="0.175cm" fo:padding-bottom="0.175cm" fo:padding-left="0.3cm" fo:padding-right="0.3cm"/>
    </style:style>
    <style:style style:name="gr84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838cm" fo:min-width="1.721cm" fo:padding-top="0.175cm" fo:padding-bottom="0.175cm" fo:padding-left="0.3cm" fo:padding-right="0.3cm"/>
    </style:style>
    <style:style style:name="gr8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838cm" fo:min-width="1.72cm" fo:padding-top="0.175cm" fo:padding-bottom="0.175cm" fo:padding-left="0.3cm" fo:padding-right="0.3cm"/>
    </style:style>
    <style:style style:name="gr8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2.62cm" fo:min-width="2.442cm" fo:padding-top="0.175cm" fo:padding-bottom="0.175cm" fo:padding-left="0.3cm" fo:padding-right="0.3cm"/>
    </style:style>
    <style:style style:name="gr88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2.62cm" fo:min-width="2.512cm" fo:padding-top="0.175cm" fo:padding-bottom="0.175cm" fo:padding-left="0.3cm" fo:padding-right="0.3cm"/>
    </style:style>
    <style:style style:name="co1" style:family="table-column">
      <style:table-column-properties style:column-width="1.261cm" style:use-optimal-column-width="false"/>
    </style:style>
    <style:style style:name="co2" style:family="table-column">
      <style:table-column-properties style:column-width="1.28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1.273cm" style:use-optimal-column-width="false"/>
    </style:style>
    <style:style style:name="co5" style:family="table-column">
      <style:table-column-properties style:column-width="1.13cm" style:use-optimal-column-width="false"/>
    </style:style>
    <style:style style:name="co6" style:family="table-column">
      <style:table-column-properties style:column-width="1.163cm" style:use-optimal-column-width="false"/>
    </style:style>
    <style:style style:name="co7" style:family="table-column">
      <style:table-column-properties style:column-width="0.796cm" style:use-optimal-column-width="false"/>
    </style:style>
    <style:style style:name="co8" style:family="table-column">
      <style:table-column-properties style:column-width="0.81cm" style:use-optimal-column-width="false"/>
    </style:style>
    <style:style style:name="co9" style:family="table-column">
      <style:table-column-properties style:column-width="0.836cm" style:use-optimal-column-width="false"/>
    </style:style>
    <style:style style:name="co10" style:family="table-column">
      <style:table-column-properties style:column-width="0.858cm" style:use-optimal-column-width="false"/>
    </style:style>
    <style:style style:name="co11" style:family="table-column">
      <style:table-column-properties style:column-width="0.8cm" style:use-optimal-column-width="false"/>
    </style:style>
    <style:style style:name="co12" style:family="table-column">
      <style:table-column-properties style:column-width="0.794cm" style:use-optimal-column-width="false"/>
    </style:style>
    <style:style style:name="co13" style:family="table-column">
      <style:table-column-properties style:column-width="0.802cm" style:use-optimal-column-width="false"/>
    </style:style>
    <style:style style:name="co14" style:family="table-column">
      <style:table-column-properties style:column-width="0.803cm" style:use-optimal-column-width="false"/>
    </style:style>
    <style:style style:name="co15" style:family="table-column">
      <style:table-column-properties style:column-width="0.89cm" style:use-optimal-column-width="false"/>
    </style:style>
    <style:style style:name="co16" style:family="table-column">
      <style:table-column-properties style:column-width="0.927cm" style:use-optimal-column-width="false"/>
    </style:style>
    <style:style style:name="co17" style:family="table-column">
      <style:table-column-properties style:column-width="0.799cm" style:use-optimal-column-width="false"/>
    </style:style>
    <style:style style:name="co18" style:family="table-column">
      <style:table-column-properties style:column-width="0.819cm" style:use-optimal-column-width="false"/>
    </style:style>
    <style:style style:name="ro1" style:family="table-row">
      <style:table-row-properties style:row-height="0.734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07cm"/>
    </style:style>
    <style:style style:name="ro4" style:family="table-row">
      <style:table-row-properties style:row-height="0.574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887cm"/>
    </style:style>
    <style:style style:name="ce1" style:family="table-cell">
      <style:graphic-properties style:repeat="repeat" draw:textarea-vertical-align="middle"/>
      <style:paragraph-properties fo:text-align="center" fo:border="0.01cm solid #111111"/>
      <style:text-properties fo:font-size="8pt" style:font-size-asian="8pt" style:font-size-complex="8pt"/>
    </style:style>
    <style:style style:name="ce2" style:family="table-cell">
      <style:graphic-properties style:repeat="repeat" draw:textarea-vertical-align="middle"/>
      <style:paragraph-properties fo:text-align="center" fo:border="0.01cm solid #111111"/>
      <style:text-properties fo:font-size="10pt" style:font-size-asian="10pt" style:font-size-complex="10pt"/>
    </style:style>
    <style:style style:name="ce3" style:family="table-cell">
      <style:graphic-properties style:repeat="repeat" draw:textarea-vertical-align="middle"/>
      <style:paragraph-properties fo:text-align="center" fo:border="0.01cm solid #11111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text-properties fo:font-size="14pt" fo:font-weight="bold" style:font-size-asian="18pt" style:font-size-complex="18pt"/>
    </style:style>
    <style:style style:name="P5" style:family="paragraph">
      <style:text-properties fo:font-size="16pt" fo:font-weight="bold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16pt" fo:font-weight="bold" style:font-size-asian="18pt" style:font-size-complex="18pt"/>
    </style:style>
    <style:style style:name="P8" style:family="paragraph">
      <style:text-properties fo:font-size="12pt" fo:font-weight="bold" style:font-size-asian="18pt" style:font-size-complex="18pt"/>
    </style:style>
    <style:style style:name="P9" style:family="paragraph">
      <style:text-properties fo:font-size="15pt" fo:font-style="italic" style:text-underline-style="solid" style:text-underline-width="auto" style:text-underline-color="font-color" fo:font-weight="bold" style:font-size-asian="15pt" style:font-style-asian="italic" style:font-size-complex="15pt" style:font-style-complex="italic"/>
    </style:style>
    <style:style style:name="P10" style:family="paragraph">
      <style:text-properties fo:font-size="12pt"/>
    </style:style>
    <style:style style:name="P11" style:family="paragraph">
      <style:text-properties fo:font-size="16pt"/>
    </style:style>
    <style:style style:name="P12" style:family="paragraph">
      <style:text-properties fo:font-size="14pt"/>
    </style:style>
    <style:style style:name="P13" style:family="paragraph">
      <style:text-properties fo:font-size="15pt"/>
    </style:style>
    <style:style style:name="P14" style:family="paragraph">
      <style:paragraph-properties fo:text-align="end"/>
      <style:text-properties fo:font-size="16pt" fo:font-weight="bold" style:font-size-asian="18pt" style:font-size-complex="18pt"/>
    </style:style>
    <style:style style:name="P15" style:family="paragraph">
      <style:paragraph-properties fo:text-align="end"/>
      <style:text-properties fo:color="#33ff99" fo:font-size="16pt" fo:font-weight="bold" style:font-size-asian="18pt" style:font-size-complex="18pt"/>
    </style:style>
    <style:style style:name="P16" style:family="paragraph">
      <style:paragraph-properties fo:text-align="start"/>
      <style:text-properties fo:color="#99ff66" fo:font-size="16pt" fo:font-weight="bold" style:font-size-asian="18pt" style:font-size-complex="18pt"/>
    </style:style>
    <style:style style:name="P17" style:family="paragraph">
      <style:paragraph-properties fo:text-align="center"/>
      <style:text-properties fo:font-size="12.1000003814697pt" fo:font-weight="bold" style:font-size-asian="18pt" style:font-weight-asian="normal" style:font-size-complex="18pt"/>
    </style:style>
    <style:style style:name="P18" style:family="paragraph">
      <style:text-properties fo:font-size="13.6000003814697pt"/>
    </style:style>
    <style:style style:name="P19" style:family="paragraph">
      <style:text-properties fo:font-size="13.6000003814697pt" fo:font-weight="bold" style:font-size-asian="18pt" style:font-weight-asian="normal" style:font-size-complex="18pt"/>
    </style:style>
    <style:style style:name="P20" style:family="paragraph">
      <style:paragraph-properties fo:text-align="center"/>
      <style:text-properties fo:font-size="18pt" fo:font-weight="bold" style:font-size-asian="18pt" style:font-weight-asian="normal" style:font-size-complex="18pt"/>
    </style:style>
    <style:style style:name="P21" style:family="paragraph">
      <style:paragraph-properties fo:text-align="center"/>
      <style:text-properties fo:font-size="13.6000003814697pt" style:font-size-asian="8pt" style:font-size-complex="8pt"/>
    </style:style>
    <style:style style:name="P22" style:family="paragraph">
      <style:paragraph-properties fo:text-align="center"/>
      <style:text-properties fo:font-size="13.6000003814697pt"/>
    </style:style>
    <style:style style:name="P23" style:family="paragraph">
      <style:paragraph-properties fo:text-align="center"/>
      <style:text-properties fo:font-size="13.6000003814697pt" fo:font-weight="bold" style:font-size-asian="18pt" style:font-weight-asian="normal" style:font-size-complex="18pt"/>
    </style:style>
    <style:style style:name="P24" style:family="paragraph">
      <style:paragraph-properties fo:text-align="center"/>
      <style:text-properties fo:font-size="13.6000003814697pt" style:font-size-asian="10pt" style:font-size-complex="10pt"/>
    </style:style>
    <style:style style:name="T1" style:family="text">
      <style:text-properties fo:font-size="16pt" fo:font-weight="bold" style:font-size-asian="18pt" style:font-size-complex="18pt"/>
    </style:style>
    <style:style style:name="T2" style:family="text">
      <style:text-properties fo:font-size="14pt" fo:font-weight="bold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size-complex="15pt" style:font-style-complex="italic"/>
    </style:style>
    <style:style style:name="T5" style:family="text">
      <style:text-properties fo:color="#33ff99" fo:font-size="16pt" fo:font-weight="bold" style:font-size-asian="18pt" style:font-size-complex="18pt"/>
    </style:style>
    <style:style style:name="T6" style:family="text">
      <style:text-properties fo:color="#99ff66" fo:font-size="16pt" fo:font-weight="bold" style:font-size-asian="18pt" style:font-size-complex="18pt"/>
    </style:style>
    <style:style style:name="T7" style:family="text">
      <style:text-properties fo:font-size="16pt" fo:font-weight="bold" style:font-size-asian="18pt" style:font-weight-asian="normal" style:font-size-complex="18pt"/>
    </style:style>
    <style:style style:name="T8" style:family="text">
      <style:text-properties fo:font-size="18pt" fo:font-weight="bold" style:font-size-asian="18pt" style:font-weight-asian="normal" style:font-size-complex="18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2.721cm" svg:height="5.815cm" svg:x="8.166cm" svg:y="11.77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nstr.</text:span></text:p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21cm" svg:height="5.207cm" svg:x="12.811cm" svg:y="9.16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R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624cm" svg:height="1.132cm" svg:x="5.191cm" svg:y="10.536cm">
          <text:p text:style-name="P1"><text:span text:style-name="T1">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032cm" svg:height="1.271cm" svg:x="3.511cm" svg:y="15.35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xml:id="id2" draw:id="id2" draw:layer="layout" svg:x1="6.045cm" svg:y1="19.385cm" svg:x2="6.045cm" svg:y2="18.496cm">
          <text:p/>
        </draw:line>
        <draw:connector draw:style-name="gr6" draw:text-style-name="P1" draw:layer="layout" draw:line-skew="-0.035cm" svg:x1="6.815cm" svg:y1="11.102cm" svg:x2="6.045cm" svg:y2="19.385cm" draw:start-shape="id1" draw:start-glue-point="1" draw:end-shape="id2" draw:end-glue-point="2" svg:d="M6815 11102h516v8283h-1286">
          <text:p/>
        </draw:connector>
        <draw:connector draw:style-name="gr5" draw:text-style-name="P1" draw:layer="layout" svg:x1="4.538cm" svg:y1="17.763cm" svg:x2="4.527cm" svg:y2="16.621cm" draw:start-shape="id3" draw:start-glue-point="5" draw:end-shape="id4" draw:end-glue-point="2" svg:d="M4538 17763v-572h-11v-570">
          <text:p/>
        </draw:connector>
        <draw:g>
          <draw:frame draw:style-name="gr7" draw:text-style-name="P4" draw:layer="layout" svg:width="3.829cm" svg:height="0.806cm" svg:x="2.856cm" svg:y="17.832cm">
            <draw:text-box>
              <text:p><text:span text:style-name="T2">Return_Mux</text:span></text:p>
            </draw:text-box>
          </draw:frame>
          <draw:custom-shape draw:style-name="gr8" draw:text-style-name="P2" xml:id="id3" draw:id="id3" draw:layer="layout" svg:width="4.826cm" svg:height="0.762cm" svg:x="2.124cm" svg:y="17.763cm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5" draw:text-style-name="P1" xml:id="id6" draw:id="id6" draw:layer="layout" svg:x1="3.145cm" svg:y1="19.34cm" svg:x2="3.145cm" svg:y2="18.451cm">
          <text:p/>
        </draw:line>
        <draw:connector draw:style-name="gr6" draw:text-style-name="P1" draw:layer="layout" draw:line-skew="-0.73cm" svg:x1="3.05cm" svg:y1="7.571cm" svg:x2="3.145cm" svg:y2="19.34cm" draw:start-shape="id5" draw:start-glue-point="3" draw:end-shape="id6" draw:end-glue-point="2" svg:d="M3050 7571h-1288v11769h1383">
          <text:p/>
        </draw:connector>
        <draw:g xml:id="id5" draw:id="id5">
          <draw:custom-shape draw:style-name="gr9" draw:text-style-name="P2" draw:layer="layout" svg:width="3.556cm" svg:height="0.762cm" draw:transform="rotate (1.57673044625138) translate (3.07cm 9.351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4" draw:layer="layout" svg:width="3.068cm" svg:height="0.866cm" draw:transform="rotate (1.58545709251135) translate (3.159cm 8.958cm)">
            <draw:text-box>
              <text:p><text:span text:style-name="T2">Add_Mux</text:span></text:p>
            </draw:text-box>
          </draw:frame>
        </draw:g>
        <draw:custom-shape draw:style-name="gr11" draw:text-style-name="P2" xml:id="id17" draw:id="id17" draw:layer="layout" svg:width="1.27cm" svg:height="1.143cm" svg:x="3.894cm" svg:y="12.776cm">
          <text:p text:style-name="P1"><text:span text:style-name="T1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92cm" svg:height="0.897cm" draw:transform="rotate (1.57673044625138) translate (17cm 14.624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xml:id="id9" draw:id="id9">
          <draw:g>
            <draw:custom-shape draw:style-name="gr13" draw:text-style-name="P2" draw:layer="layout" svg:width="4.932cm" svg:height="2.245cm" draw:transform="skewX (-0.001745329251994) rotate (1.57673044625138) translate (19.137cm 13.998cm)">
              <text:p/>
    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" draw:text-style-name="P1" draw:layer="layout" svg:x1="19.096cm" svg:y1="12.072cm" svg:x2="19.096cm" svg:y2="10.839cm">
              <text:p/>
            </draw:line>
            <draw:line draw:style-name="gr15" draw:text-style-name="P1" draw:layer="layout" svg:x1="19.888cm" svg:y1="11.526cm" svg:x2="19.148cm" svg:y2="10.786cm">
              <text:p/>
            </draw:line>
            <draw:line draw:style-name="gr15" draw:text-style-name="P1" draw:layer="layout" svg:x1="19.886cm" svg:y1="11.524cm" svg:x2="19.148cm" svg:y2="12.266cm">
              <text:p/>
            </draw:line>
          </draw:g>
          <draw:frame draw:style-name="gr16" draw:text-style-name="P5" draw:layer="layout" svg:width="1.865cm" svg:height="0.988cm" svg:x="19.382cm" svg:y="12.05cm">
            <draw:text-box>
              <text:p><text:span text:style-name="T1">ALU</text:span></text:p>
            </draw:text-box>
          </draw:frame>
        </draw:g>
        <draw:line draw:style-name="gr17" draw:text-style-name="P1" draw:layer="layout" svg:x1="17.88cm" svg:y1="13.213cm" svg:x2="19.161cm" svg:y2="13.219cm">
          <text:p/>
        </draw:line>
        <draw:line draw:style-name="gr17" draw:text-style-name="P1" draw:layer="layout" svg:x1="15.332cm" svg:y1="13.771cm" svg:x2="16.983cm" svg:y2="13.771cm">
          <text:p/>
        </draw:line>
        <draw:line draw:style-name="gr17" draw:text-style-name="P1" draw:layer="layout" svg:x1="15.332cm" svg:y1="9.804cm" svg:x2="19.108cm" svg:y2="9.804cm">
          <text:p/>
        </draw:line>
        <draw:line draw:style-name="gr18" draw:text-style-name="P1" draw:layer="layout" svg:x1="11.297cm" svg:y1="12.471cm" svg:x2="12.821cm" svg:y2="12.471cm">
          <text:p/>
        </draw:line>
        <draw:line draw:style-name="gr18" draw:text-style-name="P1" draw:layer="layout" svg:x1="11.297cm" svg:y1="11.628cm" svg:x2="12.821cm" svg:y2="11.628cm">
          <text:p/>
        </draw:line>
        <draw:custom-shape draw:style-name="gr19" draw:text-style-name="P7" xml:id="id14" draw:id="id14" draw:layer="layout" svg:width="5.834cm" svg:height="0.989cm" svg:x="8.509cm" svg:y="4.505cm">
          <text:p text:style-name="P6"><text:span text:style-name="T1">Z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2.886cm" svg:height="0.989cm" svg:x="8.509cm" svg:y="4.505cm">
          <text:p text:style-name="P1"><text:span text:style-name="T1">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505cm" svg:height="0.989cm" svg:x="11.414cm" svg:y="4.505cm">
          <text:p text:style-name="P1"><text:span text:style-name="T1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1.27cm" svg:height="0.762cm" svg:x="12.684cm" svg:y="11.287cm">
          <draw:text-box>
            <text:p><text:span text:style-name="T3">RI1</text:span></text:p>
          </draw:text-box>
        </draw:frame>
        <draw:frame draw:style-name="gr22" draw:text-style-name="P8" draw:layer="layout" svg:width="1.27cm" svg:height="0.762cm" svg:x="12.684cm" svg:y="12.176cm">
          <draw:text-box>
            <text:p><text:span text:style-name="T3">RI2</text:span></text:p>
          </draw:text-box>
        </draw:frame>
        <draw:frame draw:style-name="gr22" draw:text-style-name="P8" draw:layer="layout" svg:width="1.27cm" svg:height="0.762cm" svg:x="12.684cm" svg:y="10.652cm">
          <draw:text-box>
            <text:p><text:span text:style-name="T3">WI</text:span></text:p>
          </draw:text-box>
        </draw:frame>
        <draw:frame draw:style-name="gr23" draw:text-style-name="P8" draw:layer="layout" svg:width="1.043cm" svg:height="0.725cm" svg:x="14.362cm" svg:y="9.382cm">
          <draw:text-box>
            <text:p><text:span text:style-name="T3">D1</text:span></text:p>
          </draw:text-box>
        </draw:frame>
        <draw:frame draw:style-name="gr22" draw:text-style-name="P8" draw:layer="layout" svg:width="1.043cm" svg:height="0.762cm" svg:x="14.316cm" svg:y="13.49cm">
          <draw:text-box>
            <text:p><text:span text:style-name="T3">D2</text:span></text:p>
          </draw:text-box>
        </draw:frame>
        <draw:line draw:style-name="gr24" draw:text-style-name="P1" draw:layer="layout" svg:x1="11.803cm" svg:y1="5.486cm" svg:x2="11.803cm" svg:y2="10.947cm">
          <text:p/>
        </draw:line>
        <draw:line draw:style-name="gr25" draw:text-style-name="P1" draw:layer="layout" svg:x1="11.776cm" svg:y1="10.947cm" svg:x2="12.819cm" svg:y2="10.947cm">
          <text:p/>
        </draw:line>
        <draw:line draw:style-name="gr26" draw:text-style-name="P1" draw:layer="layout" svg:x1="12.22cm" svg:y1="9.801cm" svg:x2="12.855cm" svg:y2="9.801cm">
          <text:p/>
        </draw:line>
        <draw:custom-shape draw:style-name="gr12" draw:text-style-name="P2" xml:id="id7" draw:id="id7" draw:layer="layout" svg:width="2.792cm" svg:height="0.897cm" draw:transform="rotate (1.57673044625138) translate (19.421cm 9.156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7" draw:text-style-name="P1" draw:layer="layout" draw:line-skew="-3.616cm" svg:x1="19.412cm" svg:y1="7.762cm" svg:x2="12.176cm" svg:y2="7.831cm" draw:start-shape="id7" draw:start-glue-point="5" draw:end-shape="id8" draw:end-glue-point="0" svg:d="M19412 7762h-7236v69">
          <text:p/>
        </draw:connector>
        <draw:connector draw:style-name="gr27" draw:text-style-name="P1" draw:layer="layout" draw:line-skew="-0.551cm" svg:x1="21.382cm" svg:y1="11.523cm" svg:x2="21.828cm" svg:y2="8.493cm" draw:start-shape="id9" draw:start-glue-point="1" draw:end-shape="id10" draw:end-glue-point="1" svg:d="M21382 11523h446v-3030">
          <text:p/>
        </draw:connector>
        <draw:frame draw:style-name="gr28" draw:text-style-name="P8" draw:layer="layout" svg:width="1.27cm" svg:height="1.312cm" svg:x="12.665cm" svg:y="9.382cm">
          <draw:text-box>
            <text:p><text:span text:style-name="T3">WD</text:span></text:p>
          </draw:text-box>
        </draw:frame>
        <draw:frame draw:style-name="gr23" draw:text-style-name="P8" draw:layer="layout" svg:width="1.624cm" svg:height="0.725cm" svg:x="8.12cm" svg:y="14.368cm">
          <draw:text-box>
            <text:p><text:span text:style-name="T3">Addr.</text:span></text:p>
          </draw:text-box>
        </draw:frame>
        <draw:frame draw:style-name="gr23" draw:text-style-name="P8" draw:layer="layout" svg:width="1.416cm" svg:height="0.725cm" svg:x="9.69cm" svg:y="14.405cm">
          <draw:text-box>
            <text:p><text:span text:style-name="T3">Inst.</text:span></text:p>
          </draw:text-box>
        </draw:frame>
        <draw:custom-shape draw:style-name="gr29" draw:text-style-name="P2" xml:id="id11" draw:id="id11" draw:layer="layout" svg:width="2.721cm" svg:height="7.466cm" svg:x="22.717cm" svg:y="9.83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ata</text:span></text:p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xml:id="id13" draw:id="id13" draw:layer="layout" svg:x1="21.682cm" svg:y1="11.555cm" svg:x2="22.698cm" svg:y2="11.555cm">
          <text:p/>
        </draw:line>
        <draw:frame draw:style-name="gr23" draw:text-style-name="P8" draw:layer="layout" svg:width="1.27cm" svg:height="0.725cm" svg:x="22.717cm" svg:y="14.757cm">
          <draw:text-box>
            <text:p><text:span text:style-name="T3">WD</text:span></text:p>
          </draw:text-box>
        </draw:frame>
        <draw:frame draw:style-name="gr23" draw:text-style-name="P8" draw:layer="layout" svg:width="1.651cm" svg:height="0.725cm" svg:x="22.717cm" svg:y="11.238cm">
          <draw:text-box>
            <text:p><text:span text:style-name="T3">Addr.</text:span></text:p>
          </draw:text-box>
        </draw:frame>
        <draw:connector draw:style-name="gr27" draw:text-style-name="P1" draw:layer="layout" svg:x1="25.438cm" svg:y1="13.564cm" svg:x2="21.593cm" svg:y2="7.096cm" draw:start-shape="id11" draw:start-glue-point="1" draw:end-shape="id12" draw:end-glue-point="1" svg:d="M25438 13564h550v-6468h-4395">
          <text:p/>
        </draw:connector>
        <draw:custom-shape draw:style-name="gr31" draw:text-style-name="P7" xml:id="id16" draw:id="id16" draw:layer="layout" svg:width="5.834cm" svg:height="3.351cm" svg:x="8.509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9.74cm" svg:y1="5.826cm" svg:x2="19.74cm" svg:y2="6.842cm">
          <text:p/>
        </draw:line>
        <draw:line draw:style-name="gr32" draw:text-style-name="P1" draw:layer="layout" svg:x1="23.987cm" svg:y1="8.874cm" svg:x2="23.987cm" svg:y2="9.89cm">
          <text:p/>
        </draw:line>
        <draw:line draw:style-name="gr32" draw:text-style-name="P1" draw:layer="layout" svg:x1="14.081cm" svg:y1="8.431cm" svg:x2="14.081cm" svg:y2="9.228cm">
          <text:p/>
        </draw:line>
        <draw:line draw:style-name="gr32" draw:text-style-name="P1" draw:layer="layout" svg:x1="17.637cm" svg:y1="15.097cm" svg:x2="17.637cm" svg:y2="14.081cm">
          <text:p/>
        </draw:line>
        <draw:line draw:style-name="gr32" draw:text-style-name="P1" draw:layer="layout" svg:x1="3.413cm" svg:y1="5.218cm" svg:x2="3.413cm" svg:y2="6.361cm">
          <text:p/>
        </draw:line>
        <draw:line draw:style-name="gr33" draw:text-style-name="P1" draw:layer="layout" svg:x1="20.104cm" svg:y1="14.208cm" svg:x2="20.104cm" svg:y2="13.319cm">
          <text:p/>
        </draw:line>
        <draw:connector draw:style-name="gr34" draw:text-style-name="P1" draw:layer="layout" draw:line-skew="3.536cm" svg:x1="21.682cm" svg:y1="11.555cm" svg:x2="14.343cm" svg:y2="4.999cm" draw:start-shape="id13" draw:start-glue-point="3" draw:end-shape="id14" draw:end-glue-point="1" svg:d="M21682 11555h-108v-6556h-7231">
          <text:p/>
        </draw:connector>
        <draw:frame draw:style-name="gr23" draw:text-style-name="P8" draw:layer="layout" svg:width="2.767cm" svg:height="0.725cm" svg:x="19.067cm" svg:y="4.339cm">
          <draw:text-box>
            <text:p><text:span text:style-name="T3">Z, N Flags</text:span></text:p>
          </draw:text-box>
        </draw:frame>
        <draw:frame draw:style-name="gr23" draw:text-style-name="P8" draw:layer="layout" svg:width="2.44cm" svg:height="0.725cm" svg:x="22.717cm" svg:y="8.222cm">
          <draw:text-box>
            <text:p><text:span text:style-name="T3">RAM_WR</text:span></text:p>
          </draw:text-box>
        </draw:frame>
        <draw:frame draw:style-name="gr23" draw:text-style-name="P8" draw:layer="layout" svg:width="2.159cm" svg:height="0.725cm" svg:x="13.192cm" svg:y="7.858cm">
          <draw:text-box>
            <text:p><text:span text:style-name="T3">RF_en</text:span></text:p>
          </draw:text-box>
        </draw:frame>
        <draw:frame draw:style-name="gr23" draw:text-style-name="P8" draw:layer="layout" svg:width="2.54cm" svg:height="0.725cm" svg:x="19.251cm" svg:y="5.201cm">
          <draw:text-box>
            <text:p><text:span text:style-name="T3">WB_Sel</text:span></text:p>
          </draw:text-box>
        </draw:frame>
        <draw:frame draw:style-name="gr23" draw:text-style-name="P8" draw:layer="layout" svg:width="2.794cm" svg:height="0.725cm" svg:x="15.097cm" svg:y="14.88cm">
          <draw:text-box>
            <text:p><text:span text:style-name="T3">IMR2_Sel</text:span></text:p>
          </draw:text-box>
        </draw:frame>
        <draw:frame draw:style-name="gr23" draw:text-style-name="P8" draw:layer="layout" svg:width="2.921cm" svg:height="0.725cm" svg:x="18.915cm" svg:y="14.118cm">
          <draw:text-box>
            <text:p><text:span text:style-name="T3">ALU_Mode</text:span></text:p>
          </draw:text-box>
        </draw:frame>
        <draw:frame draw:style-name="gr23" draw:text-style-name="P8" draw:layer="layout" svg:width="1.905cm" svg:height="0.725cm" svg:x="3.286cm" svg:y="4.683cm">
          <draw:text-box>
            <text:p><text:span text:style-name="T3">Br_Sel</text:span></text:p>
          </draw:text-box>
        </draw:frame>
        <draw:frame draw:style-name="gr23" draw:text-style-name="P8" draw:layer="layout" svg:width="2.032cm" svg:height="0.725cm" svg:x="7.858cm" svg:y="17.801cm">
          <draw:text-box>
            <text:p><text:span text:style-name="T3">Rt_Sel</text:span></text:p>
          </draw:text-box>
        </draw:frame>
        <draw:line draw:style-name="gr32" draw:text-style-name="P1" draw:layer="layout" svg:x1="8.012cm" svg:y1="18.172cm" svg:x2="6.361cm" svg:y2="18.172cm">
          <text:p/>
        </draw:line>
        <draw:line draw:style-name="gr32" draw:text-style-name="P1" draw:layer="layout" svg:x1="7.477cm" svg:y1="4.937cm" svg:x2="8.493cm" svg:y2="4.937cm">
          <text:p/>
        </draw:line>
        <draw:frame draw:style-name="gr23" draw:text-style-name="P8" draw:layer="layout" svg:width="1.778cm" svg:height="0.725cm" svg:x="6.969cm" svg:y="4.121cm">
          <draw:text-box>
            <text:p><text:span text:style-name="T3">IR_en</text:span></text:p>
          </draw:text-box>
        </draw:frame>
        <draw:line draw:style-name="gr17" draw:text-style-name="P1" xml:id="id12" draw:id="id12" draw:layer="layout" svg:x1="21.593cm" svg:y1="7.096cm" svg:x2="20.304cm" svg:y2="7.096cm">
          <text:p/>
        </draw:line>
        <draw:line draw:style-name="gr17" draw:text-style-name="P1" xml:id="id10" draw:id="id10" draw:layer="layout" svg:x1="21.828cm" svg:y1="8.493cm" svg:x2="20.304cm" svg:y2="8.493cm">
          <text:p/>
        </draw:line>
        <draw:line draw:style-name="gr35" draw:text-style-name="P1" draw:layer="layout" svg:x1="15.732cm" svg:y1="13.827cm" svg:x2="15.732cm" svg:y2="6.461cm">
          <text:p/>
        </draw:line>
        <draw:custom-shape draw:style-name="gr19" draw:text-style-name="P7" draw:layer="layout" svg:width="5.834cm" svg:height="0.989cm" svg:x="8.501cm" svg:y="2.17cm">
          <text:p text:style-name="P1"><text:span text:style-name="T1">IMR (Imm/E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8.272cm" svg:y1="15.097cm" svg:x2="22.717cm" svg:y2="15.124cm">
          <text:p/>
        </draw:line>
        <draw:frame draw:style-name="gr36" draw:text-style-name="P5" draw:layer="layout" svg:width="4.064cm" svg:height="0.882cm" svg:x="9.509cm" svg:y="3.413cm">
          <draw:text-box>
            <text:p><text:span text:style-name="T1">Control Unit</text:span></text:p>
          </draw:text-box>
        </draw:frame>
        <draw:line draw:style-name="gr32" draw:text-style-name="P1" draw:layer="layout" svg:x1="7.45cm" svg:y1="2.686cm" svg:x2="8.466cm" svg:y2="2.686cm">
          <text:p/>
        </draw:line>
        <draw:frame draw:style-name="gr23" draw:text-style-name="P8" draw:layer="layout" svg:width="2.259cm" svg:height="0.725cm" svg:x="6.461cm" svg:y="1.87cm">
          <draw:text-box>
            <text:p><text:span text:style-name="T3">IMR_en</text:span></text:p>
          </draw:text-box>
        </draw:frame>
        <draw:line draw:style-name="gr15" draw:text-style-name="P1" draw:layer="layout" svg:x1="14.335cm" svg:y1="2.651cm" svg:x2="15.478cm" svg:y2="2.651cm">
          <text:p/>
        </draw:line>
        <draw:line draw:style-name="gr15" draw:text-style-name="P1" draw:layer="layout" svg:x1="16.24cm" svg:y1="4.175cm" svg:x2="16.24cm" svg:y2="12.303cm">
          <text:p/>
        </draw:line>
        <draw:line draw:style-name="gr17" draw:text-style-name="P1" draw:layer="layout" svg:x1="16.24cm" svg:y1="12.303cm" svg:x2="17.002cm" svg:y2="12.303cm">
          <text:p/>
        </draw:line>
        <draw:line draw:style-name="gr32" draw:text-style-name="P1" draw:layer="layout" svg:x1="2.524cm" svg:y1="16.013cm" svg:x2="3.54cm" svg:y2="16.013cm">
          <text:p/>
        </draw:line>
        <draw:frame draw:style-name="gr23" draw:text-style-name="P8" draw:layer="layout" svg:width="1.878cm" svg:height="0.725cm" svg:x="1.743cm" svg:y="15.289cm">
          <draw:text-box>
            <text:p><text:span text:style-name="T3">PC_en</text:span></text:p>
          </draw:text-box>
        </draw:frame>
        <draw:frame draw:style-name="gr7" draw:text-style-name="P4" draw:layer="layout" svg:width="2.666cm" svg:height="0.806cm" draw:transform="rotate (1.58545709251135) translate (19.607cm 9.078cm)">
          <draw:text-box>
            <text:p><text:span text:style-name="T2">WB_Mux</text:span></text:p>
          </draw:text-box>
        </draw:frame>
        <draw:frame draw:style-name="gr10" draw:text-style-name="P4" draw:layer="layout" svg:width="2.409cm" svg:height="0.866cm" draw:transform="rotate (-1.57271618897298) translate (17.707cm 12.054cm)">
          <draw:text-box>
            <text:p><text:span text:style-name="T2">R2_Mux</text:span></text:p>
          </draw:text-box>
        </draw:frame>
        <draw:connector draw:style-name="gr17" draw:text-style-name="P1" draw:layer="layout" svg:x1="10.887cm" svg:y1="14.679cm" svg:x2="11.426cm" svg:y2="5.494cm" draw:start-shape="id15" draw:start-glue-point="1" draw:end-shape="id16" draw:end-glue-point="2" svg:d="M10887 14679h550v-6047h-11v-3138">
          <text:p/>
        </draw:connector>
        <draw:custom-shape draw:style-name="gr37" draw:text-style-name="P1" draw:layer="layout" svg:width="24.892cm" svg:height="18.542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92cm" svg:height="0.706cm" draw:transform="rotate (3.1401963901876) translate (17.635cm 4.12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1" draw:layer="layout" svg:x1="16.875cm" svg:y1="2.651cm" svg:x2="16.875cm" svg:y2="3.413cm">
          <text:p/>
        </draw:line>
        <draw:frame draw:style-name="gr10" draw:text-style-name="P4" draw:layer="layout" svg:width="2.409cm" svg:height="0.866cm" draw:transform="rotate (0.0083775804095712) translate (15.125cm 3.321cm)">
          <draw:text-box>
            <text:p><text:span text:style-name="T2">IN_Mux</text:span></text:p>
          </draw:text-box>
        </draw:frame>
        <draw:line draw:style-name="gr15" draw:text-style-name="P1" xml:id="id8" draw:id="id8" draw:layer="layout" svg:x1="12.176cm" svg:y1="7.831cm" svg:x2="12.176cm" svg:y2="9.863cm">
          <text:p/>
        </draw:line>
        <draw:line draw:style-name="gr26" draw:text-style-name="P1" draw:layer="layout" svg:x1="15.447cm" svg:y1="2.648cm" svg:x2="15.451cm" svg:y2="3.413cm">
          <text:p/>
        </draw:line>
        <draw:frame draw:style-name="gr38" draw:text-style-name="P9" draw:layer="layout" svg:width="1.17cm" svg:height="0.839cm" svg:x="16.34cm" svg:y="1.812cm">
          <draw:text-box>
            <text:p><text:span text:style-name="T4">IN</text:span></text:p>
          </draw:text-box>
        </draw:frame>
        <draw:frame draw:style-name="gr23" draw:text-style-name="P8" draw:layer="layout" svg:width="2.032cm" svg:height="0.725cm" svg:x="18.907cm" svg:y="3.413cm">
          <draw:text-box>
            <text:p><text:span text:style-name="T3">IN_Sel</text:span></text:p>
          </draw:text-box>
        </draw:frame>
        <draw:line draw:style-name="gr32" draw:text-style-name="P1" draw:layer="layout" svg:x1="18.934cm" svg:y1="3.794cm" svg:x2="17.283cm" svg:y2="3.794cm">
          <text:p/>
        </draw:line>
        <draw:line draw:style-name="gr17" draw:text-style-name="P1" draw:layer="layout" svg:x1="4.556cm" svg:y1="8.747cm" svg:x2="3.794cm" svg:y2="8.747cm">
          <text:p/>
        </draw:line>
        <draw:connector draw:style-name="gr17" draw:text-style-name="P1" draw:layer="layout" draw:type="line" svg:x1="4.527cm" svg:y1="15.35cm" svg:x2="4.529cm" svg:y2="13.919cm" draw:start-shape="id4" draw:start-glue-point="0" draw:end-shape="id17" draw:end-glue-point="2" svg:d="M4527 15350l2-1431">
          <text:p/>
        </draw:connector>
        <draw:line draw:style-name="gr15" draw:text-style-name="P1" draw:layer="layout" svg:x1="4.556cm" svg:y1="12.811cm" svg:x2="4.556cm" svg:y2="8.747cm">
          <text:p/>
        </draw:line>
        <draw:line draw:style-name="gr30" draw:text-style-name="P1" draw:layer="layout" svg:x1="4.381cm" svg:y1="14.714cm" svg:x2="8.191cm" svg:y2="14.714cm">
          <text:p/>
        </draw:line>
        <draw:line draw:style-name="gr39" draw:text-style-name="P1" draw:layer="layout" svg:x1="4.429cm" svg:y1="12.349cm" svg:x2="5.953cm" svg:y2="12.349cm">
          <text:p/>
        </draw:line>
        <draw:line draw:style-name="gr17" draw:text-style-name="P1" draw:layer="layout" svg:x1="5.953cm" svg:y1="12.403cm" svg:x2="5.953cm" svg:y2="11.641cm">
          <text:p/>
        </draw:line>
        <draw:line draw:style-name="gr17" draw:text-style-name="P1" draw:layer="layout" svg:x1="15.732cm" svg:y1="6.461cm" svg:x2="3.794cm" svg:y2="6.461cm">
          <text:p/>
        </draw:line>
        <draw:frame draw:style-name="gr38" draw:text-style-name="P9" draw:layer="layout" svg:width="1.678cm" svg:height="0.839cm" svg:x="17.67cm" svg:y="1.813cm">
          <draw:text-box>
            <text:p><text:span text:style-name="T4">OUT</text:span></text:p>
          </draw:text-box>
        </draw:frame>
        <draw:line draw:style-name="gr30" draw:text-style-name="P1" draw:layer="layout" svg:x1="18.29cm" svg:y1="9.99cm" svg:x2="18.272cm" svg:y2="2.651cm">
          <text:p/>
        </draw:line>
        <draw:line draw:style-name="gr15" draw:text-style-name="P1" draw:layer="layout" svg:x1="18.299cm" svg:y1="15.097cm" svg:x2="18.299cm" svg:y2="9.763cm">
          <text:p/>
        </draw:line>
      </draw:page>
      <draw:page draw:name="page2" draw:style-name="dp1" draw:master-page-name="Default">
        <draw:custom-shape draw:style-name="gr40" draw:text-style-name="P2" xml:id="id31" draw:id="id31" draw:layer="layout" svg:width="2.721cm" svg:height="3.937cm" svg:x="8.166cm" svg:y="12.811cm">
          <text:p text:style-name="P2"><text:span text:style-name="T1"/></text:p>
          <text:p text:style-name="P2"><text:span text:style-name="T1">ROM</text:span></text:p>
          <text:p text:style-name="P2"><text:span text:style-name="T1"/></text:p>
          <text:p text:style-name="P2"><text:span text:style-name="T1"/></text:p>
          <text:p text:style-name="P2"><text:span text:style-name="T1">Instr.</text:span></text:p>
          <text:p text:style-name="P2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21cm" svg:height="5.207cm" svg:x="12.811cm" svg:y="9.169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R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1.624cm" svg:height="1.132cm" svg:x="5.191cm" svg:y="10.536cm">
          <text:p text:style-name="P2"><text:span text:style-name="T1">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0" draw:id="id20" draw:layer="layout" svg:width="2.032cm" svg:height="1.271cm" svg:x="3.511cm" svg:y="15.35cm">
          <text:p text:style-name="P2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xml:id="id19" draw:id="id19" draw:layer="layout" svg:x1="6.045cm" svg:y1="19.385cm" svg:x2="6.045cm" svg:y2="18.496cm">
          <text:p/>
        </draw:line>
        <draw:connector draw:style-name="gr6" draw:text-style-name="P1" draw:layer="layout" draw:line-skew="-0.035cm" svg:x1="6.815cm" svg:y1="11.102cm" svg:x2="6.045cm" svg:y2="19.385cm" draw:start-shape="id18" draw:start-glue-point="1" draw:end-shape="id19" draw:end-glue-point="2" svg:d="M6815 11102h516v8283h-1286">
          <text:p/>
        </draw:connector>
        <draw:connector draw:style-name="gr41" draw:text-style-name="P1" draw:layer="layout" svg:x1="4.538cm" svg:y1="17.763cm" svg:x2="4.527cm" svg:y2="16.621cm" draw:end-shape="id20" draw:end-glue-point="2" svg:d="M4538 17763v-296h-11v-846">
          <text:p/>
        </draw:connector>
        <draw:g>
          <draw:frame draw:style-name="gr7" draw:text-style-name="P4" draw:layer="layout" svg:width="3.829cm" svg:height="0.806cm" svg:x="2.856cm" svg:y="17.832cm">
            <draw:text-box>
              <text:p><text:span text:style-name="T2">Return_Mux</text:span></text:p>
            </draw:text-box>
          </draw:frame>
          <draw:custom-shape draw:style-name="gr8" draw:text-style-name="P2" draw:layer="layout" svg:width="4.826cm" svg:height="0.762cm" svg:x="2.124cm" svg:y="17.763cm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" xml:id="id22" draw:id="id22" draw:layer="layout" svg:x1="3.145cm" svg:y1="19.34cm" svg:x2="3.145cm" svg:y2="18.451cm">
          <text:p/>
        </draw:line>
        <draw:connector draw:style-name="gr42" draw:text-style-name="P1" draw:layer="layout" draw:line-skew="-0.73cm" svg:x1="3.044cm" svg:y1="7.571cm" svg:x2="3.145cm" svg:y2="19.34cm" draw:start-shape="id21" draw:start-glue-point="3" draw:end-shape="id22" draw:end-glue-point="2" svg:d="M3044 7571h-1282v11769h1383">
          <text:p/>
        </draw:connector>
        <draw:g xml:id="id21" draw:id="id21">
          <draw:custom-shape draw:style-name="gr9" draw:text-style-name="P2" draw:layer="layout" svg:width="3.556cm" svg:height="0.762cm" draw:transform="rotate (1.57673044625138) translate (3.064cm 9.351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4" draw:layer="layout" svg:width="3.068cm" svg:height="0.866cm" draw:transform="rotate (1.58545709251135) translate (3.159cm 8.958cm)">
            <draw:text-box>
              <text:p><text:span text:style-name="T2">Add_Mux</text:span></text:p>
            </draw:text-box>
          </draw:frame>
        </draw:g>
        <draw:custom-shape draw:style-name="gr43" draw:text-style-name="P2" xml:id="id33" draw:id="id33" draw:layer="layout" svg:width="1.27cm" svg:height="1.143cm" svg:x="3.894cm" svg:y="12.776cm">
          <text:p text:style-name="P2"><text:span text:style-name="T1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92cm" svg:height="0.897cm" draw:transform="rotate (1.57673044625138) translate (17cm 14.61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xml:id="id25" draw:id="id25">
          <draw:g>
            <draw:custom-shape draw:style-name="gr13" draw:text-style-name="P2" draw:layer="layout" svg:width="4.932cm" svg:height="2.245cm" draw:transform="skewX (-0.001745329251994) rotate (1.57673044625138) translate (19.137cm 13.998cm)">
              <text:p/>
    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" draw:text-style-name="P1" draw:layer="layout" svg:x1="19.096cm" svg:y1="12.072cm" svg:x2="19.096cm" svg:y2="10.839cm">
              <text:p/>
            </draw:line>
            <draw:line draw:style-name="gr15" draw:text-style-name="P1" draw:layer="layout" svg:x1="19.888cm" svg:y1="11.526cm" svg:x2="19.148cm" svg:y2="10.786cm">
              <text:p/>
            </draw:line>
            <draw:line draw:style-name="gr15" draw:text-style-name="P1" draw:layer="layout" svg:x1="19.886cm" svg:y1="11.524cm" svg:x2="19.148cm" svg:y2="12.266cm">
              <text:p/>
            </draw:line>
          </draw:g>
          <draw:frame draw:style-name="gr16" draw:text-style-name="P5" draw:layer="layout" svg:width="1.865cm" svg:height="0.988cm" svg:x="19.382cm" svg:y="12.05cm">
            <draw:text-box>
              <text:p><text:span text:style-name="T1">ALU</text:span></text:p>
            </draw:text-box>
          </draw:frame>
        </draw:g>
        <draw:line draw:style-name="gr44" draw:text-style-name="P1" draw:layer="layout" svg:x1="17.88cm" svg:y1="13.213cm" svg:x2="19.161cm" svg:y2="13.219cm">
          <text:p/>
        </draw:line>
        <draw:line draw:style-name="gr44" draw:text-style-name="P1" draw:layer="layout" svg:x1="15.332cm" svg:y1="13.771cm" svg:x2="16.983cm" svg:y2="13.771cm">
          <text:p/>
        </draw:line>
        <draw:line draw:style-name="gr44" draw:text-style-name="P1" draw:layer="layout" svg:x1="15.332cm" svg:y1="9.804cm" svg:x2="19.108cm" svg:y2="9.804cm">
          <text:p/>
        </draw:line>
        <draw:line draw:style-name="gr45" draw:text-style-name="P1" draw:layer="layout" svg:x1="10.271cm" svg:y1="11.728cm" svg:x2="12.821cm" svg:y2="11.728cm">
          <text:p/>
        </draw:line>
        <draw:custom-shape draw:style-name="gr20" draw:text-style-name="P7" draw:layer="layout" svg:width="2.886cm" svg:height="0.989cm" svg:x="6.709cm" svg:y="4.805cm">
          <text:p text:style-name="P7"><text:span text:style-name="T1">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1.27cm" svg:height="0.762cm" svg:x="12.684cm" svg:y="11.387cm">
          <draw:text-box>
            <text:p text:style-name="P10"><text:span text:style-name="T3">RI1</text:span></text:p>
          </draw:text-box>
        </draw:frame>
        <draw:frame draw:style-name="gr23" draw:text-style-name="P8" draw:layer="layout" svg:width="1.27cm" svg:height="0.725cm" svg:x="12.684cm" svg:y="12.103cm">
          <draw:text-box>
            <text:p text:style-name="P10"><text:span text:style-name="T3">RI2</text:span></text:p>
          </draw:text-box>
        </draw:frame>
        <draw:frame draw:style-name="gr22" draw:text-style-name="P8" draw:layer="layout" svg:width="1.27cm" svg:height="0.762cm" svg:x="12.684cm" svg:y="10.652cm">
          <draw:text-box>
            <text:p text:style-name="P10"><text:span text:style-name="T3">WI</text:span></text:p>
          </draw:text-box>
        </draw:frame>
        <draw:frame draw:style-name="gr23" draw:text-style-name="P8" draw:layer="layout" svg:width="1.043cm" svg:height="0.725cm" svg:x="14.362cm" svg:y="9.382cm">
          <draw:text-box>
            <text:p text:style-name="P10"><text:span text:style-name="T3">D1</text:span></text:p>
          </draw:text-box>
        </draw:frame>
        <draw:frame draw:style-name="gr22" draw:text-style-name="P8" draw:layer="layout" svg:width="1.043cm" svg:height="0.762cm" svg:x="14.316cm" svg:y="13.49cm">
          <draw:text-box>
            <text:p text:style-name="P10"><text:span text:style-name="T3">D2</text:span></text:p>
          </draw:text-box>
        </draw:frame>
        <draw:line draw:style-name="gr46" draw:text-style-name="P1" draw:layer="layout" svg:x1="11.795cm" svg:y1="5.826cm" svg:x2="11.803cm" svg:y2="10.947cm">
          <text:p/>
        </draw:line>
        <draw:line draw:style-name="gr47" draw:text-style-name="P1" draw:layer="layout" svg:x1="11.776cm" svg:y1="10.947cm" svg:x2="12.819cm" svg:y2="10.947cm">
          <text:p/>
        </draw:line>
        <draw:line draw:style-name="gr48" draw:text-style-name="P1" draw:layer="layout" svg:x1="12.22cm" svg:y1="9.826cm" svg:x2="12.855cm" svg:y2="9.826cm">
          <text:p/>
        </draw:line>
        <draw:custom-shape draw:style-name="gr12" draw:text-style-name="P2" xml:id="id23" draw:id="id23" draw:layer="layout" svg:width="2.792cm" svg:height="0.897cm" draw:transform="rotate (1.57673044625138) translate (19.421cm 9.15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9" draw:text-style-name="P1" draw:layer="layout" draw:line-skew="-3.616cm" svg:x1="19.412cm" svg:y1="7.756cm" svg:x2="12.176cm" svg:y2="7.831cm" draw:start-shape="id23" draw:start-glue-point="5" draw:end-shape="id24" draw:end-glue-point="0" svg:d="M19412 7756h-7236v75">
          <text:p/>
        </draw:connector>
        <draw:connector draw:style-name="gr49" draw:text-style-name="P1" draw:layer="layout" draw:line-skew="-0.551cm" svg:x1="21.382cm" svg:y1="11.523cm" svg:x2="21.828cm" svg:y2="8.493cm" draw:start-shape="id25" draw:start-glue-point="1" draw:end-shape="id26" draw:end-glue-point="1" svg:d="M21382 11523h446v-3030">
          <text:p/>
        </draw:connector>
        <draw:frame draw:style-name="gr23" draw:text-style-name="P8" draw:layer="layout" svg:width="1.27cm" svg:height="0.725cm" svg:x="12.665cm" svg:y="9.482cm">
          <draw:text-box>
            <text:p text:style-name="P10"><text:span text:style-name="T3">WD</text:span></text:p>
          </draw:text-box>
        </draw:frame>
        <draw:frame draw:style-name="gr23" draw:text-style-name="P8" draw:layer="layout" svg:width="1.624cm" svg:height="0.725cm" svg:x="8.12cm" svg:y="14.368cm">
          <draw:text-box>
            <text:p text:style-name="P10"><text:span text:style-name="T3">Addr.</text:span></text:p>
          </draw:text-box>
        </draw:frame>
        <draw:frame draw:style-name="gr23" draw:text-style-name="P8" draw:layer="layout" svg:width="1.416cm" svg:height="0.725cm" svg:x="9.69cm" svg:y="14.405cm">
          <draw:text-box>
            <text:p text:style-name="P10"><text:span text:style-name="T3">Inst.</text:span></text:p>
          </draw:text-box>
        </draw:frame>
        <draw:custom-shape draw:style-name="gr29" draw:text-style-name="P2" xml:id="id27" draw:id="id27" draw:layer="layout" svg:width="2.721cm" svg:height="7.466cm" svg:x="22.717cm" svg:y="9.83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Data</text:span></text:p>
          <text:p text:style-name="P2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xml:id="id29" draw:id="id29" draw:layer="layout" svg:x1="21.682cm" svg:y1="11.555cm" svg:x2="22.698cm" svg:y2="11.555cm">
          <text:p/>
        </draw:line>
        <draw:frame draw:style-name="gr23" draw:text-style-name="P8" draw:layer="layout" svg:width="1.27cm" svg:height="0.725cm" svg:x="22.717cm" svg:y="14.757cm">
          <draw:text-box>
            <text:p text:style-name="P10"><text:span text:style-name="T3">WD</text:span></text:p>
          </draw:text-box>
        </draw:frame>
        <draw:frame draw:style-name="gr23" draw:text-style-name="P8" draw:layer="layout" svg:width="1.651cm" svg:height="0.725cm" svg:x="22.717cm" svg:y="11.238cm">
          <draw:text-box>
            <text:p text:style-name="P10"><text:span text:style-name="T3">Addr.</text:span></text:p>
          </draw:text-box>
        </draw:frame>
        <draw:connector draw:style-name="gr27" draw:text-style-name="P1" draw:layer="layout" svg:x1="25.438cm" svg:y1="13.564cm" svg:x2="21.593cm" svg:y2="7.096cm" draw:start-shape="id27" draw:start-glue-point="1" draw:end-shape="id28" draw:end-glue-point="1" svg:d="M25438 13564h550v-6468h-4395">
          <text:p/>
        </draw:connector>
        <draw:line draw:style-name="gr32" draw:text-style-name="P1" draw:layer="layout" svg:x1="19.74cm" svg:y1="5.826cm" svg:x2="19.74cm" svg:y2="6.842cm">
          <text:p/>
        </draw:line>
        <draw:line draw:style-name="gr32" draw:text-style-name="P1" draw:layer="layout" svg:x1="23.987cm" svg:y1="8.874cm" svg:x2="23.987cm" svg:y2="9.89cm">
          <text:p/>
        </draw:line>
        <draw:line draw:style-name="gr50" draw:text-style-name="P1" draw:layer="layout" svg:x1="14.081cm" svg:y1="8.431cm" svg:x2="14.081cm" svg:y2="9.228cm">
          <text:p/>
        </draw:line>
        <draw:line draw:style-name="gr50" draw:text-style-name="P1" draw:layer="layout" svg:x1="17.637cm" svg:y1="15.097cm" svg:x2="17.637cm" svg:y2="14.081cm">
          <text:p/>
        </draw:line>
        <draw:line draw:style-name="gr32" draw:text-style-name="P1" draw:layer="layout" svg:x1="3.413cm" svg:y1="5.218cm" svg:x2="3.413cm" svg:y2="6.361cm">
          <text:p/>
        </draw:line>
        <draw:line draw:style-name="gr51" draw:text-style-name="P1" draw:layer="layout" svg:x1="20.104cm" svg:y1="14.208cm" svg:x2="20.104cm" svg:y2="13.319cm">
          <text:p/>
        </draw:line>
        <draw:connector draw:style-name="gr52" draw:text-style-name="P1" draw:layer="layout" draw:line-skew="4.567cm" svg:x1="21.682cm" svg:y1="11.555cm" svg:x2="12.535cm" svg:y2="4.375cm" draw:start-shape="id29" draw:start-glue-point="3" draw:end-shape="id30" draw:end-glue-point="1" svg:d="M21682 11555h19v-7180h-9166">
          <text:p/>
        </draw:connector>
        <draw:frame draw:style-name="gr23" draw:text-style-name="P8" draw:layer="layout" svg:width="2.767cm" svg:height="0.725cm" svg:x="12.992cm" svg:y="3.704cm">
          <draw:text-box>
            <text:p text:style-name="P10"><text:span text:style-name="T3">Z, N Flags</text:span></text:p>
          </draw:text-box>
        </draw:frame>
        <draw:frame draw:style-name="gr23" draw:text-style-name="P8" draw:layer="layout" svg:width="2.44cm" svg:height="0.725cm" svg:x="22.717cm" svg:y="8.222cm">
          <draw:text-box>
            <text:p text:style-name="P10"><text:span text:style-name="T3">RAM_WR</text:span></text:p>
          </draw:text-box>
        </draw:frame>
        <draw:frame draw:style-name="gr23" draw:text-style-name="P8" draw:layer="layout" svg:width="2.159cm" svg:height="0.725cm" svg:x="13.192cm" svg:y="7.858cm">
          <draw:text-box>
            <text:p text:style-name="P10"><text:span text:style-name="T3">RF_en</text:span></text:p>
          </draw:text-box>
        </draw:frame>
        <draw:frame draw:style-name="gr23" draw:text-style-name="P8" draw:layer="layout" svg:width="2.196cm" svg:height="0.725cm" svg:x="18.651cm" svg:y="5.201cm">
          <draw:text-box>
            <text:p text:style-name="P10"><text:span text:style-name="T3">WB_Sel</text:span></text:p>
          </draw:text-box>
        </draw:frame>
        <draw:frame draw:style-name="gr53" draw:text-style-name="P8" draw:layer="layout" svg:width="2.794cm" svg:height="0.725cm" svg:x="15.397cm" svg:y="14.88cm">
          <draw:text-box>
            <text:p text:style-name="P10"><text:span text:style-name="T3">IMR2_Sel</text:span></text:p>
          </draw:text-box>
        </draw:frame>
        <draw:frame draw:style-name="gr23" draw:text-style-name="P8" draw:layer="layout" svg:width="2.921cm" svg:height="0.725cm" svg:x="18.915cm" svg:y="14.118cm">
          <draw:text-box>
            <text:p text:style-name="P10"><text:span text:style-name="T3">ALU_Mode</text:span></text:p>
          </draw:text-box>
        </draw:frame>
        <draw:frame draw:style-name="gr23" draw:text-style-name="P8" draw:layer="layout" svg:width="1.905cm" svg:height="0.725cm" svg:x="1.686cm" svg:y="4.783cm">
          <draw:text-box>
            <text:p text:style-name="P10"><text:span text:style-name="T3">Br_Sel</text:span></text:p>
          </draw:text-box>
        </draw:frame>
        <draw:frame draw:style-name="gr23" draw:text-style-name="P8" draw:layer="layout" svg:width="2.032cm" svg:height="0.725cm" svg:x="7.858cm" svg:y="17.801cm">
          <draw:text-box>
            <text:p text:style-name="P10"><text:span text:style-name="T3">Rt_Sel</text:span></text:p>
          </draw:text-box>
        </draw:frame>
        <draw:line draw:style-name="gr32" draw:text-style-name="P1" draw:layer="layout" svg:x1="8.012cm" svg:y1="18.172cm" svg:x2="6.361cm" svg:y2="18.172cm">
          <text:p/>
        </draw:line>
        <draw:line draw:style-name="gr32" draw:text-style-name="P1" draw:layer="layout" svg:x1="5.677cm" svg:y1="5.237cm" svg:x2="6.693cm" svg:y2="5.237cm">
          <text:p/>
        </draw:line>
        <draw:frame draw:style-name="gr36" draw:text-style-name="P5" draw:layer="layout" svg:width="4.064cm" svg:height="0.882cm" svg:x="6.809cm" svg:y="3.921cm">
          <draw:text-box>
            <text:p text:style-name="P11"><text:span text:style-name="T1">Control Unit</text:span></text:p>
          </draw:text-box>
        </draw:frame>
        <draw:frame draw:style-name="gr23" draw:text-style-name="P8" draw:layer="layout" svg:width="1.778cm" svg:height="0.725cm" svg:x="4.769cm" svg:y="4.521cm">
          <draw:text-box>
            <text:p text:style-name="P10"><text:span text:style-name="T3">IR_en</text:span></text:p>
          </draw:text-box>
        </draw:frame>
        <draw:line draw:style-name="gr17" draw:text-style-name="P1" xml:id="id28" draw:id="id28" draw:layer="layout" svg:x1="21.593cm" svg:y1="7.096cm" svg:x2="20.304cm" svg:y2="7.096cm">
          <text:p/>
        </draw:line>
        <draw:line draw:style-name="gr44" draw:text-style-name="P1" xml:id="id26" draw:id="id26" draw:layer="layout" svg:x1="21.828cm" svg:y1="8.493cm" svg:x2="20.304cm" svg:y2="8.493cm">
          <text:p/>
        </draw:line>
        <draw:line draw:style-name="gr54" draw:text-style-name="P1" draw:layer="layout" svg:x1="15.732cm" svg:y1="13.954cm" svg:x2="15.732cm" svg:y2="6.461cm">
          <text:p/>
        </draw:line>
        <draw:custom-shape draw:style-name="gr19" draw:text-style-name="P7" draw:layer="layout" svg:width="5.834cm" svg:height="0.989cm" svg:x="6.701cm" svg:y="2.87cm">
          <text:p text:style-name="P7"><text:span text:style-name="T1">IMR (Imm/E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8.272cm" svg:y1="15.097cm" svg:x2="22.717cm" svg:y2="15.124cm">
          <text:p/>
        </draw:line>
        <draw:line draw:style-name="gr32" draw:text-style-name="P1" draw:layer="layout" svg:x1="5.65cm" svg:y1="3.386cm" svg:x2="6.666cm" svg:y2="3.386cm">
          <text:p/>
        </draw:line>
        <draw:frame draw:style-name="gr23" draw:text-style-name="P8" draw:layer="layout" svg:width="2.259cm" svg:height="0.725cm" svg:x="4.361cm" svg:y="2.67cm">
          <draw:text-box>
            <text:p text:style-name="P10"><text:span text:style-name="T3">IMR_en</text:span></text:p>
          </draw:text-box>
        </draw:frame>
        <draw:line draw:style-name="gr15" draw:text-style-name="P1" draw:layer="layout" svg:x1="12.557cm" svg:y1="3.413cm" svg:x2="15.478cm" svg:y2="3.413cm">
          <text:p/>
        </draw:line>
        <draw:line draw:style-name="gr55" draw:text-style-name="P1" draw:layer="layout" svg:x1="16.24cm" svg:y1="5.699cm" svg:x2="16.24cm" svg:y2="12.303cm">
          <text:p/>
        </draw:line>
        <draw:line draw:style-name="gr44" draw:text-style-name="P1" draw:layer="layout" svg:x1="16.24cm" svg:y1="12.303cm" svg:x2="17.002cm" svg:y2="12.303cm">
          <text:p/>
        </draw:line>
        <draw:line draw:style-name="gr32" draw:text-style-name="P1" draw:layer="layout" svg:x1="2.524cm" svg:y1="16.013cm" svg:x2="3.54cm" svg:y2="16.013cm">
          <text:p/>
        </draw:line>
        <draw:frame draw:style-name="gr23" draw:text-style-name="P8" draw:layer="layout" svg:width="1.878cm" svg:height="0.725cm" svg:x="1.743cm" svg:y="15.289cm">
          <draw:text-box>
            <text:p text:style-name="P10"><text:span text:style-name="T3">PC_en</text:span></text:p>
          </draw:text-box>
        </draw:frame>
        <draw:frame draw:style-name="gr7" draw:text-style-name="P4" draw:layer="layout" svg:width="2.666cm" svg:height="0.806cm" draw:transform="rotate (1.58545709251135) translate (19.607cm 9.078cm)">
          <draw:text-box>
            <text:p text:style-name="P12"><text:span text:style-name="T2">WB_Mux</text:span></text:p>
          </draw:text-box>
        </draw:frame>
        <draw:frame draw:style-name="gr10" draw:text-style-name="P4" draw:layer="layout" svg:width="2.409cm" svg:height="0.866cm" draw:transform="rotate (-1.57271618897298) translate (17.707cm 12.054cm)">
          <draw:text-box>
            <text:p text:style-name="P12"><text:span text:style-name="T2">R2_Mux</text:span></text:p>
          </draw:text-box>
        </draw:frame>
        <draw:connector draw:style-name="gr44" draw:text-style-name="P1" draw:layer="layout" svg:x1="10.887cm" svg:y1="14.779cm" svg:x2="9.626cm" svg:y2="5.794cm" draw:start-shape="id31" draw:start-glue-point="1" draw:end-shape="id32" draw:end-glue-point="2" svg:d="M10887 14779h550v-5477h-1811v-3508">
          <text:p/>
        </draw:connector>
        <draw:custom-shape draw:style-name="gr37" draw:text-style-name="P1" draw:layer="layout" svg:width="24.892cm" svg:height="18.542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92cm" svg:height="0.706cm" draw:transform="rotate (3.1401963901876) translate (17.635cm 5.72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1" draw:layer="layout" svg:x1="16.875cm" svg:y1="2.651cm" svg:x2="16.875cm" svg:y2="5.064cm">
          <text:p/>
        </draw:line>
        <draw:frame draw:style-name="gr10" draw:text-style-name="P4" draw:layer="layout" svg:width="2.409cm" svg:height="0.866cm" draw:transform="rotate (0.0083775804095712) translate (15.125cm 4.921cm)">
          <draw:text-box>
            <text:p text:style-name="P12"><text:span text:style-name="T2">IN_Mux</text:span></text:p>
          </draw:text-box>
        </draw:frame>
        <draw:line draw:style-name="gr55" draw:text-style-name="P1" xml:id="id24" draw:id="id24" draw:layer="layout" svg:x1="12.176cm" svg:y1="7.831cm" svg:x2="12.176cm" svg:y2="9.863cm">
          <text:p/>
        </draw:line>
        <draw:line draw:style-name="gr26" draw:text-style-name="P1" draw:layer="layout" svg:x1="15.478cm" svg:y1="3.413cm" svg:x2="15.478cm" svg:y2="5.04cm">
          <text:p/>
        </draw:line>
        <draw:frame draw:style-name="gr38" draw:text-style-name="P9" draw:layer="layout" svg:width="1.17cm" svg:height="0.839cm" svg:x="16.34cm" svg:y="1.812cm">
          <draw:text-box>
            <text:p text:style-name="P13"><text:span text:style-name="T4">IN</text:span></text:p>
          </draw:text-box>
        </draw:frame>
        <draw:frame draw:style-name="gr23" draw:text-style-name="P8" draw:layer="layout" svg:width="2.032cm" svg:height="0.725cm" svg:x="13.065cm" svg:y="4.81cm">
          <draw:text-box>
            <text:p text:style-name="P10"><text:span text:style-name="T3">IN_Sel</text:span></text:p>
          </draw:text-box>
        </draw:frame>
        <draw:line draw:style-name="gr50" draw:text-style-name="P1" draw:layer="layout" svg:x1="14.408cm" svg:y1="5.445cm" svg:x2="15.297cm" svg:y2="5.445cm">
          <text:p/>
        </draw:line>
        <draw:line draw:style-name="gr44" draw:text-style-name="P1" draw:layer="layout" svg:x1="4.556cm" svg:y1="8.747cm" svg:x2="3.794cm" svg:y2="8.747cm">
          <text:p/>
        </draw:line>
        <draw:connector draw:style-name="gr44" draw:text-style-name="P1" draw:layer="layout" draw:type="line" svg:x1="4.527cm" svg:y1="15.35cm" svg:x2="4.529cm" svg:y2="13.919cm" draw:start-shape="id20" draw:start-glue-point="0" draw:end-shape="id33" draw:end-glue-point="2" svg:d="M4527 15350l2-1431">
          <text:p/>
        </draw:connector>
        <draw:line draw:style-name="gr55" draw:text-style-name="P1" draw:layer="layout" svg:x1="4.556cm" svg:y1="12.811cm" svg:x2="4.556cm" svg:y2="8.747cm">
          <text:p/>
        </draw:line>
        <draw:line draw:style-name="gr56" draw:text-style-name="P1" draw:layer="layout" svg:x1="4.381cm" svg:y1="14.714cm" svg:x2="8.191cm" svg:y2="14.714cm">
          <text:p/>
        </draw:line>
        <draw:line draw:style-name="gr39" draw:text-style-name="P1" draw:layer="layout" svg:x1="4.429cm" svg:y1="12.349cm" svg:x2="5.953cm" svg:y2="12.349cm">
          <text:p/>
        </draw:line>
        <draw:line draw:style-name="gr17" draw:text-style-name="P1" draw:layer="layout" svg:x1="5.953cm" svg:y1="12.403cm" svg:x2="5.953cm" svg:y2="11.641cm">
          <text:p/>
        </draw:line>
        <draw:line draw:style-name="gr17" draw:text-style-name="P1" draw:layer="layout" svg:x1="15.732cm" svg:y1="6.461cm" svg:x2="3.794cm" svg:y2="6.461cm">
          <text:p/>
        </draw:line>
        <draw:frame draw:style-name="gr38" draw:text-style-name="P9" draw:layer="layout" svg:width="1.678cm" svg:height="0.839cm" svg:x="17.67cm" svg:y="1.813cm">
          <draw:text-box>
            <text:p text:style-name="P13"><text:span text:style-name="T4">OUT</text:span></text:p>
          </draw:text-box>
        </draw:frame>
        <draw:line draw:style-name="gr56" draw:text-style-name="P1" draw:layer="layout" svg:x1="18.29cm" svg:y1="9.99cm" svg:x2="18.272cm" svg:y2="2.651cm">
          <text:p/>
        </draw:line>
        <draw:line draw:style-name="gr15" draw:text-style-name="P1" draw:layer="layout" svg:x1="18.299cm" svg:y1="15.097cm" svg:x2="18.299cm" svg:y2="9.763cm">
          <text:p/>
        </draw:line>
        <draw:custom-shape draw:style-name="gr57" draw:text-style-name="P14" xml:id="id30" draw:id="id30" draw:layer="layout" svg:width="1.397cm" svg:height="0.908cm" svg:x="11.138cm" svg:y="3.921cm">
          <text:p text:style-name="P14"><text:span text:style-name="T1">Z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505cm" svg:height="0.989cm" svg:x="9.614cm" svg:y="4.805cm">
          <text:p text:style-name="P2"><text:span text:style-name="T1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7" xml:id="id32" draw:id="id32" draw:layer="layout" svg:width="5.834cm" svg:height="2.889cm" svg:x="6.70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5.834cm" svg:height="0.989cm" svg:x="6.709cm" svg:y="4.805cm">
          <text:p text:style-name="P7"><text:span text:style-name="T1">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" draw:layer="layout" svg:x1="10.398cm" svg:y1="5.785cm" svg:x2="10.398cm" svg:y2="12.43cm">
          <text:p/>
        </draw:line>
        <draw:line draw:style-name="gr47" draw:text-style-name="P1" draw:layer="layout" svg:x1="10.398cm" svg:y1="12.43cm" svg:x2="12.821cm" svg:y2="12.428cm">
          <text:p/>
        </draw:line>
      </draw:page>
      <draw:page draw:name="page3" draw:style-name="dp1" draw:master-page-name="Default">
        <draw:custom-shape draw:style-name="gr40" draw:text-style-name="P2" xml:id="id47" draw:id="id47" draw:layer="layout" svg:width="2.721cm" svg:height="3.937cm" svg:x="8.166cm" svg:y="12.811cm">
          <text:p text:style-name="P2"><text:span text:style-name="T1"/></text:p>
          <text:p text:style-name="P2"><text:span text:style-name="T1">ROM</text:span></text:p>
          <text:p text:style-name="P2"><text:span text:style-name="T1"/></text:p>
          <text:p text:style-name="P2"><text:span text:style-name="T1"/></text:p>
          <text:p text:style-name="P2"><text:span text:style-name="T1">Instr.</text:span></text:p>
          <text:p text:style-name="P2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21cm" svg:height="5.207cm" svg:x="12.811cm" svg:y="9.169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RF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34" draw:id="id34" draw:layer="layout" svg:width="1.624cm" svg:height="1.132cm" svg:x="5.191cm" svg:y="10.536cm">
          <text:p text:style-name="P2"><text:span text:style-name="T1">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6" draw:id="id36" draw:layer="layout" svg:width="2.032cm" svg:height="1.271cm" svg:x="3.511cm" svg:y="15.35cm">
          <text:p text:style-name="P2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1" xml:id="id35" draw:id="id35" draw:layer="layout" svg:x1="6.045cm" svg:y1="19.385cm" svg:x2="6.045cm" svg:y2="18.496cm">
          <text:p/>
        </draw:line>
        <draw:connector draw:style-name="gr61" draw:text-style-name="P1" draw:layer="layout" draw:line-skew="-0.035cm" svg:x1="6.815cm" svg:y1="11.102cm" svg:x2="6.045cm" svg:y2="19.385cm" draw:start-shape="id34" draw:start-glue-point="1" draw:end-shape="id35" draw:end-glue-point="2" svg:d="M6815 11102h516v8283h-1286">
          <text:p/>
        </draw:connector>
        <draw:connector draw:style-name="gr60" draw:text-style-name="P1" draw:layer="layout" svg:x1="4.538cm" svg:y1="17.763cm" svg:x2="4.527cm" svg:y2="16.621cm" draw:end-shape="id36" draw:end-glue-point="2" svg:d="M4538 17763v-296h-11v-846">
          <text:p/>
        </draw:connector>
        <draw:g>
          <draw:frame draw:style-name="gr7" draw:text-style-name="P4" draw:layer="layout" svg:width="3.829cm" svg:height="0.806cm" svg:x="2.856cm" svg:y="17.832cm">
            <draw:text-box>
              <text:p><text:span text:style-name="T2">Return_Mux</text:span></text:p>
            </draw:text-box>
          </draw:frame>
          <draw:custom-shape draw:style-name="gr8" draw:text-style-name="P2" draw:layer="layout" svg:width="4.826cm" svg:height="0.762cm" svg:x="2.124cm" svg:y="17.763cm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0" draw:text-style-name="P1" xml:id="id38" draw:id="id38" draw:layer="layout" svg:x1="3.145cm" svg:y1="19.34cm" svg:x2="3.145cm" svg:y2="18.451cm">
          <text:p/>
        </draw:line>
        <draw:connector draw:style-name="gr61" draw:text-style-name="P1" draw:layer="layout" draw:line-skew="-0.73cm" svg:x1="3.042cm" svg:y1="7.571cm" svg:x2="3.145cm" svg:y2="19.34cm" draw:start-shape="id37" draw:start-glue-point="3" draw:end-shape="id38" draw:end-glue-point="2" svg:d="M3042 7571h-1280v11769h1383">
          <text:p/>
        </draw:connector>
        <draw:g xml:id="id37" draw:id="id37">
          <draw:custom-shape draw:style-name="gr9" draw:text-style-name="P2" draw:layer="layout" svg:width="3.556cm" svg:height="0.762cm" draw:transform="rotate (1.57673044625138) translate (3.062cm 9.351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4" draw:layer="layout" svg:width="3.068cm" svg:height="0.866cm" draw:transform="rotate (1.58545709251135) translate (3.159cm 8.958cm)">
            <draw:text-box>
              <text:p><text:span text:style-name="T2">Add_Mux</text:span></text:p>
            </draw:text-box>
          </draw:frame>
        </draw:g>
        <draw:custom-shape draw:style-name="gr62" draw:text-style-name="P2" xml:id="id49" draw:id="id49" draw:layer="layout" svg:width="1.27cm" svg:height="1.143cm" svg:x="3.894cm" svg:y="12.776cm">
          <text:p text:style-name="P2"><text:span text:style-name="T1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92cm" svg:height="0.897cm" draw:transform="rotate (1.57673044625138) translate (17cm 14.61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xml:id="id41" draw:id="id41">
          <draw:g>
            <draw:custom-shape draw:style-name="gr13" draw:text-style-name="P2" draw:layer="layout" svg:width="4.932cm" svg:height="2.245cm" draw:transform="skewX (-0.001745329251994) rotate (1.57673044625138) translate (19.137cm 13.998cm)">
              <text:p/>
    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" draw:text-style-name="P1" draw:layer="layout" svg:x1="19.096cm" svg:y1="12.072cm" svg:x2="19.096cm" svg:y2="10.839cm">
              <text:p/>
            </draw:line>
            <draw:line draw:style-name="gr15" draw:text-style-name="P1" draw:layer="layout" svg:x1="19.888cm" svg:y1="11.526cm" svg:x2="19.148cm" svg:y2="10.786cm">
              <text:p/>
            </draw:line>
            <draw:line draw:style-name="gr15" draw:text-style-name="P1" draw:layer="layout" svg:x1="19.886cm" svg:y1="11.524cm" svg:x2="19.148cm" svg:y2="12.266cm">
              <text:p/>
            </draw:line>
          </draw:g>
          <draw:frame draw:style-name="gr16" draw:text-style-name="P5" draw:layer="layout" svg:width="1.865cm" svg:height="0.988cm" svg:x="19.382cm" svg:y="12.05cm">
            <draw:text-box>
              <text:p><text:span text:style-name="T1">ALU</text:span></text:p>
            </draw:text-box>
          </draw:frame>
        </draw:g>
        <draw:line draw:style-name="gr17" draw:text-style-name="P1" draw:layer="layout" svg:x1="17.88cm" svg:y1="13.213cm" svg:x2="19.161cm" svg:y2="13.219cm">
          <text:p/>
        </draw:line>
        <draw:line draw:style-name="gr17" draw:text-style-name="P1" draw:layer="layout" svg:x1="15.332cm" svg:y1="13.771cm" svg:x2="16.983cm" svg:y2="13.771cm">
          <text:p/>
        </draw:line>
        <draw:line draw:style-name="gr17" draw:text-style-name="P1" draw:layer="layout" svg:x1="15.332cm" svg:y1="9.804cm" svg:x2="19.108cm" svg:y2="9.804cm">
          <text:p/>
        </draw:line>
        <draw:line draw:style-name="gr18" draw:text-style-name="P1" draw:layer="layout" svg:x1="10.271cm" svg:y1="11.728cm" svg:x2="12.821cm" svg:y2="11.728cm">
          <text:p/>
        </draw:line>
        <draw:custom-shape draw:style-name="gr20" draw:text-style-name="P7" draw:layer="layout" svg:width="2.886cm" svg:height="0.989cm" svg:x="6.709cm" svg:y="4.805cm">
          <text:p text:style-name="P7"><text:span text:style-name="T1">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1.27cm" svg:height="0.762cm" svg:x="12.684cm" svg:y="11.387cm">
          <draw:text-box>
            <text:p text:style-name="P10"><text:span text:style-name="T3">RI1</text:span></text:p>
          </draw:text-box>
        </draw:frame>
        <draw:frame draw:style-name="gr23" draw:text-style-name="P8" draw:layer="layout" svg:width="1.27cm" svg:height="0.725cm" svg:x="12.684cm" svg:y="12.103cm">
          <draw:text-box>
            <text:p text:style-name="P10"><text:span text:style-name="T3">RI2</text:span></text:p>
          </draw:text-box>
        </draw:frame>
        <draw:frame draw:style-name="gr22" draw:text-style-name="P8" draw:layer="layout" svg:width="1.27cm" svg:height="0.762cm" svg:x="12.684cm" svg:y="10.652cm">
          <draw:text-box>
            <text:p text:style-name="P10"><text:span text:style-name="T3">WI</text:span></text:p>
          </draw:text-box>
        </draw:frame>
        <draw:frame draw:style-name="gr23" draw:text-style-name="P8" draw:layer="layout" svg:width="1.043cm" svg:height="0.725cm" svg:x="14.362cm" svg:y="9.382cm">
          <draw:text-box>
            <text:p text:style-name="P10"><text:span text:style-name="T3">D1</text:span></text:p>
          </draw:text-box>
        </draw:frame>
        <draw:frame draw:style-name="gr22" draw:text-style-name="P8" draw:layer="layout" svg:width="1.043cm" svg:height="0.762cm" svg:x="14.316cm" svg:y="13.49cm">
          <draw:text-box>
            <text:p text:style-name="P10"><text:span text:style-name="T3">D2</text:span></text:p>
          </draw:text-box>
        </draw:frame>
        <draw:line draw:style-name="gr24" draw:text-style-name="P1" draw:layer="layout" svg:x1="11.795cm" svg:y1="5.826cm" svg:x2="11.803cm" svg:y2="10.947cm">
          <text:p/>
        </draw:line>
        <draw:line draw:style-name="gr25" draw:text-style-name="P1" draw:layer="layout" svg:x1="11.776cm" svg:y1="10.947cm" svg:x2="12.819cm" svg:y2="10.947cm">
          <text:p/>
        </draw:line>
        <draw:line draw:style-name="gr26" draw:text-style-name="P1" draw:layer="layout" svg:x1="12.22cm" svg:y1="9.801cm" svg:x2="12.855cm" svg:y2="9.801cm">
          <text:p/>
        </draw:line>
        <draw:custom-shape draw:style-name="gr12" draw:text-style-name="P2" xml:id="id39" draw:id="id39" draw:layer="layout" svg:width="2.792cm" svg:height="0.897cm" draw:transform="rotate (1.57673044625138) translate (19.421cm 9.14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7" draw:text-style-name="P1" draw:layer="layout" draw:line-skew="-3.616cm" svg:x1="19.412cm" svg:y1="7.754cm" svg:x2="12.176cm" svg:y2="7.831cm" draw:start-shape="id39" draw:start-glue-point="5" draw:end-shape="id40" draw:end-glue-point="0" svg:d="M19412 7754h-7236v77">
          <text:p/>
        </draw:connector>
        <draw:connector draw:style-name="gr27" draw:text-style-name="P1" draw:layer="layout" draw:line-skew="-0.551cm" svg:x1="21.382cm" svg:y1="11.523cm" svg:x2="21.828cm" svg:y2="8.493cm" draw:start-shape="id41" draw:start-glue-point="1" draw:end-shape="id42" draw:end-glue-point="1" svg:d="M21382 11523h446v-3030">
          <text:p/>
        </draw:connector>
        <draw:frame draw:style-name="gr28" draw:text-style-name="P8" draw:layer="layout" svg:width="1.27cm" svg:height="1.312cm" svg:x="12.665cm" svg:y="9.382cm">
          <draw:text-box>
            <text:p text:style-name="P10"><text:span text:style-name="T3">WD</text:span></text:p>
          </draw:text-box>
        </draw:frame>
        <draw:frame draw:style-name="gr23" draw:text-style-name="P8" draw:layer="layout" svg:width="1.624cm" svg:height="0.725cm" svg:x="8.12cm" svg:y="14.368cm">
          <draw:text-box>
            <text:p text:style-name="P10"><text:span text:style-name="T3">Addr.</text:span></text:p>
          </draw:text-box>
        </draw:frame>
        <draw:frame draw:style-name="gr23" draw:text-style-name="P8" draw:layer="layout" svg:width="1.416cm" svg:height="0.725cm" svg:x="9.69cm" svg:y="14.405cm">
          <draw:text-box>
            <text:p text:style-name="P10"><text:span text:style-name="T3">Inst.</text:span></text:p>
          </draw:text-box>
        </draw:frame>
        <draw:custom-shape draw:style-name="gr29" draw:text-style-name="P2" xml:id="id43" draw:id="id43" draw:layer="layout" svg:width="2.721cm" svg:height="7.466cm" svg:x="22.717cm" svg:y="9.83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Data</text:span></text:p>
          <text:p text:style-name="P2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xml:id="id45" draw:id="id45" draw:layer="layout" svg:x1="21.682cm" svg:y1="11.555cm" svg:x2="22.698cm" svg:y2="11.555cm">
          <text:p/>
        </draw:line>
        <draw:frame draw:style-name="gr23" draw:text-style-name="P8" draw:layer="layout" svg:width="1.27cm" svg:height="0.725cm" svg:x="22.717cm" svg:y="14.757cm">
          <draw:text-box>
            <text:p text:style-name="P10"><text:span text:style-name="T3">WD</text:span></text:p>
          </draw:text-box>
        </draw:frame>
        <draw:frame draw:style-name="gr23" draw:text-style-name="P8" draw:layer="layout" svg:width="1.651cm" svg:height="0.725cm" svg:x="22.717cm" svg:y="11.238cm">
          <draw:text-box>
            <text:p text:style-name="P10"><text:span text:style-name="T3">Addr.</text:span></text:p>
          </draw:text-box>
        </draw:frame>
        <draw:connector draw:style-name="gr27" draw:text-style-name="P1" draw:layer="layout" svg:x1="25.438cm" svg:y1="13.564cm" svg:x2="21.593cm" svg:y2="7.096cm" draw:start-shape="id43" draw:start-glue-point="1" draw:end-shape="id44" draw:end-glue-point="1" svg:d="M25438 13564h550v-6468h-4395">
          <text:p/>
        </draw:connector>
        <draw:line draw:style-name="gr32" draw:text-style-name="P1" draw:layer="layout" svg:x1="19.74cm" svg:y1="5.826cm" svg:x2="19.74cm" svg:y2="6.842cm">
          <text:p/>
        </draw:line>
        <draw:line draw:style-name="gr32" draw:text-style-name="P1" draw:layer="layout" svg:x1="23.987cm" svg:y1="8.874cm" svg:x2="23.987cm" svg:y2="9.89cm">
          <text:p/>
        </draw:line>
        <draw:line draw:style-name="gr32" draw:text-style-name="P1" draw:layer="layout" svg:x1="14.081cm" svg:y1="8.431cm" svg:x2="14.081cm" svg:y2="9.228cm">
          <text:p/>
        </draw:line>
        <draw:line draw:style-name="gr32" draw:text-style-name="P1" draw:layer="layout" svg:x1="17.637cm" svg:y1="15.097cm" svg:x2="17.637cm" svg:y2="14.081cm">
          <text:p/>
        </draw:line>
        <draw:line draw:style-name="gr63" draw:text-style-name="P1" draw:layer="layout" svg:x1="3.413cm" svg:y1="5.218cm" svg:x2="3.413cm" svg:y2="6.361cm">
          <text:p/>
        </draw:line>
        <draw:line draw:style-name="gr33" draw:text-style-name="P1" draw:layer="layout" svg:x1="20.104cm" svg:y1="14.208cm" svg:x2="20.104cm" svg:y2="13.319cm">
          <text:p/>
        </draw:line>
        <draw:connector draw:style-name="gr34" draw:text-style-name="P1" draw:layer="layout" draw:line-skew="4.567cm" svg:x1="21.682cm" svg:y1="11.555cm" svg:x2="12.535cm" svg:y2="4.375cm" draw:start-shape="id45" draw:start-glue-point="3" draw:end-shape="id46" draw:end-glue-point="1" svg:d="M21682 11555h19v-7180h-9166">
          <text:p/>
        </draw:connector>
        <draw:frame draw:style-name="gr23" draw:text-style-name="P8" draw:layer="layout" svg:width="2.767cm" svg:height="0.725cm" svg:x="12.992cm" svg:y="3.704cm">
          <draw:text-box>
            <text:p text:style-name="P10"><text:span text:style-name="T3">Z, N Flags</text:span></text:p>
          </draw:text-box>
        </draw:frame>
        <draw:frame draw:style-name="gr23" draw:text-style-name="P8" draw:layer="layout" svg:width="2.44cm" svg:height="0.725cm" svg:x="22.717cm" svg:y="8.222cm">
          <draw:text-box>
            <text:p text:style-name="P10"><text:span text:style-name="T3">RAM_WR</text:span></text:p>
          </draw:text-box>
        </draw:frame>
        <draw:frame draw:style-name="gr23" draw:text-style-name="P8" draw:layer="layout" svg:width="2.159cm" svg:height="0.725cm" svg:x="13.192cm" svg:y="7.858cm">
          <draw:text-box>
            <text:p text:style-name="P10"><text:span text:style-name="T3">RF_en</text:span></text:p>
          </draw:text-box>
        </draw:frame>
        <draw:frame draw:style-name="gr23" draw:text-style-name="P8" draw:layer="layout" svg:width="2.196cm" svg:height="0.725cm" svg:x="18.651cm" svg:y="5.201cm">
          <draw:text-box>
            <text:p text:style-name="P10"><text:span text:style-name="T3">WB_Sel</text:span></text:p>
          </draw:text-box>
        </draw:frame>
        <draw:frame draw:style-name="gr23" draw:text-style-name="P8" draw:layer="layout" svg:width="2.794cm" svg:height="0.725cm" svg:x="15.397cm" svg:y="14.88cm">
          <draw:text-box>
            <text:p text:style-name="P10"><text:span text:style-name="T3">IMR2_Sel</text:span></text:p>
          </draw:text-box>
        </draw:frame>
        <draw:frame draw:style-name="gr23" draw:text-style-name="P8" draw:layer="layout" svg:width="2.921cm" svg:height="0.725cm" svg:x="18.915cm" svg:y="14.118cm">
          <draw:text-box>
            <text:p text:style-name="P10"><text:span text:style-name="T3">ALU_Mode</text:span></text:p>
          </draw:text-box>
        </draw:frame>
        <draw:frame draw:style-name="gr23" draw:text-style-name="P8" draw:layer="layout" svg:width="1.905cm" svg:height="0.725cm" svg:x="1.686cm" svg:y="4.783cm">
          <draw:text-box>
            <text:p text:style-name="P10"><text:span text:style-name="T3">Br_Sel</text:span></text:p>
          </draw:text-box>
        </draw:frame>
        <draw:frame draw:style-name="gr23" draw:text-style-name="P8" draw:layer="layout" svg:width="2.032cm" svg:height="0.725cm" svg:x="7.858cm" svg:y="17.801cm">
          <draw:text-box>
            <text:p text:style-name="P10"><text:span text:style-name="T3">Rt_Sel</text:span></text:p>
          </draw:text-box>
        </draw:frame>
        <draw:line draw:style-name="gr63" draw:text-style-name="P1" draw:layer="layout" svg:x1="8.012cm" svg:y1="18.172cm" svg:x2="6.361cm" svg:y2="18.172cm">
          <text:p/>
        </draw:line>
        <draw:line draw:style-name="gr32" draw:text-style-name="P1" draw:layer="layout" svg:x1="5.677cm" svg:y1="5.237cm" svg:x2="6.693cm" svg:y2="5.237cm">
          <text:p/>
        </draw:line>
        <draw:frame draw:style-name="gr36" draw:text-style-name="P5" draw:layer="layout" svg:width="4.064cm" svg:height="0.882cm" svg:x="6.809cm" svg:y="3.921cm">
          <draw:text-box>
            <text:p text:style-name="P11"><text:span text:style-name="T1">Control Unit</text:span></text:p>
          </draw:text-box>
        </draw:frame>
        <draw:frame draw:style-name="gr23" draw:text-style-name="P8" draw:layer="layout" svg:width="1.778cm" svg:height="0.725cm" svg:x="4.769cm" svg:y="4.521cm">
          <draw:text-box>
            <text:p text:style-name="P10"><text:span text:style-name="T3">IR_en</text:span></text:p>
          </draw:text-box>
        </draw:frame>
        <draw:line draw:style-name="gr17" draw:text-style-name="P1" xml:id="id44" draw:id="id44" draw:layer="layout" svg:x1="21.593cm" svg:y1="7.096cm" svg:x2="20.304cm" svg:y2="7.096cm">
          <text:p/>
        </draw:line>
        <draw:line draw:style-name="gr17" draw:text-style-name="P1" xml:id="id42" draw:id="id42" draw:layer="layout" svg:x1="21.828cm" svg:y1="8.493cm" svg:x2="20.304cm" svg:y2="8.493cm">
          <text:p/>
        </draw:line>
        <draw:line draw:style-name="gr64" draw:text-style-name="P1" draw:layer="layout" svg:x1="15.732cm" svg:y1="13.954cm" svg:x2="15.732cm" svg:y2="6.461cm">
          <text:p/>
        </draw:line>
        <draw:custom-shape draw:style-name="gr19" draw:text-style-name="P7" draw:layer="layout" svg:width="5.834cm" svg:height="0.989cm" svg:x="6.701cm" svg:y="2.87cm">
          <text:p text:style-name="P7"><text:span text:style-name="T1">IMR (Imm/E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8.272cm" svg:y1="15.097cm" svg:x2="22.717cm" svg:y2="15.124cm">
          <text:p/>
        </draw:line>
        <draw:line draw:style-name="gr32" draw:text-style-name="P1" draw:layer="layout" svg:x1="5.65cm" svg:y1="3.386cm" svg:x2="6.666cm" svg:y2="3.386cm">
          <text:p/>
        </draw:line>
        <draw:frame draw:style-name="gr23" draw:text-style-name="P8" draw:layer="layout" svg:width="2.259cm" svg:height="0.725cm" svg:x="4.361cm" svg:y="2.67cm">
          <draw:text-box>
            <text:p text:style-name="P10"><text:span text:style-name="T3">IMR_en</text:span></text:p>
          </draw:text-box>
        </draw:frame>
        <draw:line draw:style-name="gr15" draw:text-style-name="P1" draw:layer="layout" svg:x1="12.557cm" svg:y1="3.413cm" svg:x2="15.478cm" svg:y2="3.413cm">
          <text:p/>
        </draw:line>
        <draw:line draw:style-name="gr15" draw:text-style-name="P1" draw:layer="layout" svg:x1="16.24cm" svg:y1="5.699cm" svg:x2="16.24cm" svg:y2="12.303cm">
          <text:p/>
        </draw:line>
        <draw:line draw:style-name="gr17" draw:text-style-name="P1" draw:layer="layout" svg:x1="16.24cm" svg:y1="12.303cm" svg:x2="17.002cm" svg:y2="12.303cm">
          <text:p/>
        </draw:line>
        <draw:line draw:style-name="gr32" draw:text-style-name="P1" draw:layer="layout" svg:x1="2.524cm" svg:y1="16.013cm" svg:x2="3.54cm" svg:y2="16.013cm">
          <text:p/>
        </draw:line>
        <draw:frame draw:style-name="gr23" draw:text-style-name="P8" draw:layer="layout" svg:width="1.878cm" svg:height="0.725cm" svg:x="1.743cm" svg:y="15.289cm">
          <draw:text-box>
            <text:p text:style-name="P10"><text:span text:style-name="T3">PC_en</text:span></text:p>
          </draw:text-box>
        </draw:frame>
        <draw:frame draw:style-name="gr7" draw:text-style-name="P4" draw:layer="layout" svg:width="2.666cm" svg:height="0.806cm" draw:transform="rotate (1.58545709251135) translate (19.607cm 9.078cm)">
          <draw:text-box>
            <text:p text:style-name="P12"><text:span text:style-name="T2">WB_Mux</text:span></text:p>
          </draw:text-box>
        </draw:frame>
        <draw:frame draw:style-name="gr10" draw:text-style-name="P4" draw:layer="layout" svg:width="2.409cm" svg:height="0.866cm" draw:transform="rotate (-1.57271618897298) translate (17.707cm 12.054cm)">
          <draw:text-box>
            <text:p text:style-name="P12"><text:span text:style-name="T2">R2_Mux</text:span></text:p>
          </draw:text-box>
        </draw:frame>
        <draw:connector draw:style-name="gr65" draw:text-style-name="P1" draw:layer="layout" svg:x1="10.887cm" svg:y1="14.779cm" svg:x2="9.626cm" svg:y2="5.794cm" draw:start-shape="id47" draw:start-glue-point="1" draw:end-shape="id48" draw:end-glue-point="2" svg:d="M10887 14779h550v-5477h-1811v-3508">
          <text:p/>
        </draw:connector>
        <draw:custom-shape draw:style-name="gr37" draw:text-style-name="P1" draw:layer="layout" svg:width="24.892cm" svg:height="18.542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92cm" svg:height="0.706cm" draw:transform="rotate (3.1401963901876) translate (17.635cm 5.72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1" draw:layer="layout" svg:x1="16.875cm" svg:y1="2.651cm" svg:x2="16.875cm" svg:y2="5.064cm">
          <text:p/>
        </draw:line>
        <draw:frame draw:style-name="gr10" draw:text-style-name="P4" draw:layer="layout" svg:width="2.409cm" svg:height="0.866cm" draw:transform="rotate (0.0083775804095712) translate (15.125cm 4.921cm)">
          <draw:text-box>
            <text:p text:style-name="P12"><text:span text:style-name="T2">IN_Mux</text:span></text:p>
          </draw:text-box>
        </draw:frame>
        <draw:line draw:style-name="gr15" draw:text-style-name="P1" xml:id="id40" draw:id="id40" draw:layer="layout" svg:x1="12.176cm" svg:y1="7.831cm" svg:x2="12.176cm" svg:y2="9.863cm">
          <text:p/>
        </draw:line>
        <draw:line draw:style-name="gr26" draw:text-style-name="P1" draw:layer="layout" svg:x1="15.478cm" svg:y1="3.413cm" svg:x2="15.478cm" svg:y2="5.04cm">
          <text:p/>
        </draw:line>
        <draw:frame draw:style-name="gr38" draw:text-style-name="P9" draw:layer="layout" svg:width="1.17cm" svg:height="0.839cm" svg:x="16.34cm" svg:y="1.812cm">
          <draw:text-box>
            <text:p text:style-name="P13"><text:span text:style-name="T4">IN</text:span></text:p>
          </draw:text-box>
        </draw:frame>
        <draw:frame draw:style-name="gr23" draw:text-style-name="P8" draw:layer="layout" svg:width="2.032cm" svg:height="0.725cm" svg:x="13.065cm" svg:y="4.81cm">
          <draw:text-box>
            <text:p text:style-name="P10"><text:span text:style-name="T3">IN_Sel</text:span></text:p>
          </draw:text-box>
        </draw:frame>
        <draw:line draw:style-name="gr32" draw:text-style-name="P1" draw:layer="layout" svg:x1="14.408cm" svg:y1="5.445cm" svg:x2="15.297cm" svg:y2="5.445cm">
          <text:p/>
        </draw:line>
        <draw:line draw:style-name="gr65" draw:text-style-name="P1" draw:layer="layout" svg:x1="4.556cm" svg:y1="8.747cm" svg:x2="3.794cm" svg:y2="8.747cm">
          <text:p/>
        </draw:line>
        <draw:connector draw:style-name="gr65" draw:text-style-name="P1" draw:layer="layout" draw:type="line" svg:x1="4.527cm" svg:y1="15.35cm" svg:x2="4.529cm" svg:y2="13.919cm" draw:start-shape="id36" draw:start-glue-point="0" draw:end-shape="id49" draw:end-glue-point="2" svg:d="M4527 15350l2-1431">
          <text:p/>
        </draw:connector>
        <draw:line draw:style-name="gr66" draw:text-style-name="P1" draw:layer="layout" svg:x1="4.556cm" svg:y1="12.811cm" svg:x2="4.556cm" svg:y2="8.747cm">
          <text:p/>
        </draw:line>
        <draw:line draw:style-name="gr67" draw:text-style-name="P1" draw:layer="layout" svg:x1="4.381cm" svg:y1="14.714cm" svg:x2="8.191cm" svg:y2="14.714cm">
          <text:p/>
        </draw:line>
        <draw:line draw:style-name="gr68" draw:text-style-name="P1" draw:layer="layout" svg:x1="4.429cm" svg:y1="12.349cm" svg:x2="5.953cm" svg:y2="12.349cm">
          <text:p/>
        </draw:line>
        <draw:line draw:style-name="gr65" draw:text-style-name="P1" draw:layer="layout" svg:x1="5.953cm" svg:y1="12.403cm" svg:x2="5.953cm" svg:y2="11.641cm">
          <text:p/>
        </draw:line>
        <draw:line draw:style-name="gr65" draw:text-style-name="P1" draw:layer="layout" svg:x1="15.732cm" svg:y1="6.461cm" svg:x2="3.794cm" svg:y2="6.461cm">
          <text:p/>
        </draw:line>
        <draw:frame draw:style-name="gr38" draw:text-style-name="P9" draw:layer="layout" svg:width="1.678cm" svg:height="0.839cm" svg:x="17.67cm" svg:y="1.813cm">
          <draw:text-box>
            <text:p text:style-name="P13"><text:span text:style-name="T4">OUT</text:span></text:p>
          </draw:text-box>
        </draw:frame>
        <draw:line draw:style-name="gr30" draw:text-style-name="P1" draw:layer="layout" svg:x1="18.29cm" svg:y1="9.99cm" svg:x2="18.272cm" svg:y2="2.651cm">
          <text:p/>
        </draw:line>
        <draw:line draw:style-name="gr15" draw:text-style-name="P1" draw:layer="layout" svg:x1="18.299cm" svg:y1="15.097cm" svg:x2="18.299cm" svg:y2="9.763cm">
          <text:p/>
        </draw:line>
        <draw:custom-shape draw:style-name="gr57" draw:text-style-name="P15" xml:id="id46" draw:id="id46" draw:layer="layout" svg:width="1.397cm" svg:height="0.908cm" svg:x="11.138cm" svg:y="3.921cm">
          <text:p text:style-name="P15"><text:span text:style-name="T5">Z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505cm" svg:height="0.989cm" svg:x="9.614cm" svg:y="4.805cm">
          <text:p text:style-name="P2"><text:span text:style-name="T1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7" xml:id="id48" draw:id="id48" draw:layer="layout" svg:width="5.834cm" svg:height="2.889cm" svg:x="6.70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5.834cm" svg:height="0.989cm" svg:x="6.709cm" svg:y="4.805cm">
          <text:p text:style-name="P7"><text:span text:style-name="T1">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0.398cm" svg:y1="5.785cm" svg:x2="10.398cm" svg:y2="12.43cm">
          <text:p/>
        </draw:line>
        <draw:line draw:style-name="gr25" draw:text-style-name="P1" draw:layer="layout" svg:x1="10.398cm" svg:y1="12.43cm" svg:x2="12.821cm" svg:y2="12.428cm">
          <text:p/>
        </draw:line>
      </draw:page>
      <draw:page draw:name="page4" draw:style-name="dp1" draw:master-page-name="Default">
        <draw:custom-shape draw:style-name="gr40" draw:text-style-name="P2" xml:id="id63" draw:id="id63" draw:layer="layout" svg:width="2.721cm" svg:height="3.937cm" svg:x="8.166cm" svg:y="12.811cm">
          <text:p text:style-name="P2"><text:span text:style-name="T1"/></text:p>
          <text:p text:style-name="P2"><text:span text:style-name="T1">ROM</text:span></text:p>
          <text:p text:style-name="P2"><text:span text:style-name="T1"/></text:p>
          <text:p text:style-name="P2"><text:span text:style-name="T1"/></text:p>
          <text:p text:style-name="P2"><text:span text:style-name="T1">Instr.</text:span></text:p>
          <text:p text:style-name="P2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21cm" svg:height="5.207cm" svg:x="12.811cm" svg:y="9.169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R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0" draw:id="id50" draw:layer="layout" svg:width="1.624cm" svg:height="1.132cm" svg:x="5.191cm" svg:y="10.536cm">
          <text:p text:style-name="P2"><text:span text:style-name="T1">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2" draw:id="id52" draw:layer="layout" svg:width="2.032cm" svg:height="1.271cm" svg:x="3.511cm" svg:y="15.35cm">
          <text:p text:style-name="P2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xml:id="id51" draw:id="id51" draw:layer="layout" svg:x1="6.045cm" svg:y1="19.385cm" svg:x2="6.045cm" svg:y2="18.496cm">
          <text:p/>
        </draw:line>
        <draw:connector draw:style-name="gr6" draw:text-style-name="P1" draw:layer="layout" draw:line-skew="-0.035cm" svg:x1="6.815cm" svg:y1="11.102cm" svg:x2="6.045cm" svg:y2="19.385cm" draw:start-shape="id50" draw:start-glue-point="1" draw:end-shape="id51" draw:end-glue-point="2" svg:d="M6815 11102h516v8283h-1286">
          <text:p/>
        </draw:connector>
        <draw:connector draw:style-name="gr60" draw:text-style-name="P1" draw:layer="layout" svg:x1="4.538cm" svg:y1="17.763cm" svg:x2="4.527cm" svg:y2="16.621cm" draw:end-shape="id52" draw:end-glue-point="2" svg:d="M4538 17763v-296h-11v-846">
          <text:p/>
        </draw:connector>
        <draw:g>
          <draw:frame draw:style-name="gr7" draw:text-style-name="P4" draw:layer="layout" svg:width="3.829cm" svg:height="0.806cm" svg:x="2.856cm" svg:y="17.832cm">
            <draw:text-box>
              <text:p><text:span text:style-name="T2">Return_Mux</text:span></text:p>
            </draw:text-box>
          </draw:frame>
          <draw:custom-shape draw:style-name="gr8" draw:text-style-name="P2" draw:layer="layout" svg:width="4.826cm" svg:height="0.762cm" svg:x="2.124cm" svg:y="17.763cm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0" draw:text-style-name="P1" xml:id="id54" draw:id="id54" draw:layer="layout" svg:x1="3.145cm" svg:y1="19.34cm" svg:x2="3.145cm" svg:y2="18.451cm">
          <text:p/>
        </draw:line>
        <draw:connector draw:style-name="gr61" draw:text-style-name="P1" draw:layer="layout" draw:line-skew="-0.73cm" svg:x1="3.042cm" svg:y1="7.571cm" svg:x2="3.145cm" svg:y2="19.34cm" draw:start-shape="id53" draw:start-glue-point="3" draw:end-shape="id54" draw:end-glue-point="2" svg:d="M3042 7571h-1280v11769h1383">
          <text:p/>
        </draw:connector>
        <draw:g xml:id="id53" draw:id="id53">
          <draw:custom-shape draw:style-name="gr9" draw:text-style-name="P2" draw:layer="layout" svg:width="3.556cm" svg:height="0.762cm" draw:transform="rotate (1.57673044625138) translate (3.062cm 9.351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0" draw:text-style-name="P4" draw:layer="layout" svg:width="3.068cm" svg:height="0.866cm" draw:transform="rotate (1.58545709251135) translate (3.159cm 8.958cm)">
            <draw:text-box>
              <text:p><text:span text:style-name="T2">Add_Mux</text:span></text:p>
            </draw:text-box>
          </draw:frame>
        </draw:g>
        <draw:custom-shape draw:style-name="gr62" draw:text-style-name="P2" xml:id="id65" draw:id="id65" draw:layer="layout" svg:width="1.27cm" svg:height="1.143cm" svg:x="3.894cm" svg:y="12.776cm">
          <text:p text:style-name="P2"><text:span text:style-name="T1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92cm" svg:height="0.897cm" draw:transform="rotate (1.57673044625138) translate (17cm 14.61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xml:id="id57" draw:id="id57">
          <draw:g>
            <draw:custom-shape draw:style-name="gr13" draw:text-style-name="P2" draw:layer="layout" svg:width="4.932cm" svg:height="2.245cm" draw:transform="skewX (-0.001745329251994) rotate (1.57673044625138) translate (19.137cm 13.998cm)">
              <text:p/>
              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4" draw:text-style-name="P1" draw:layer="layout" svg:x1="19.096cm" svg:y1="12.072cm" svg:x2="19.096cm" svg:y2="10.839cm">
              <text:p/>
            </draw:line>
            <draw:line draw:style-name="gr15" draw:text-style-name="P1" draw:layer="layout" svg:x1="19.888cm" svg:y1="11.526cm" svg:x2="19.148cm" svg:y2="10.786cm">
              <text:p/>
            </draw:line>
            <draw:line draw:style-name="gr15" draw:text-style-name="P1" draw:layer="layout" svg:x1="19.886cm" svg:y1="11.524cm" svg:x2="19.148cm" svg:y2="12.266cm">
              <text:p/>
            </draw:line>
          </draw:g>
          <draw:frame draw:style-name="gr16" draw:text-style-name="P5" draw:layer="layout" svg:width="1.865cm" svg:height="0.988cm" svg:x="19.382cm" svg:y="12.05cm">
            <draw:text-box>
              <text:p><text:span text:style-name="T1">ALU</text:span></text:p>
            </draw:text-box>
          </draw:frame>
        </draw:g>
        <draw:line draw:style-name="gr65" draw:text-style-name="P1" draw:layer="layout" svg:x1="17.88cm" svg:y1="13.213cm" svg:x2="19.161cm" svg:y2="13.219cm">
          <text:p/>
        </draw:line>
        <draw:line draw:style-name="gr17" draw:text-style-name="P1" draw:layer="layout" svg:x1="15.332cm" svg:y1="13.771cm" svg:x2="16.983cm" svg:y2="13.771cm">
          <text:p/>
        </draw:line>
        <draw:line draw:style-name="gr17" draw:text-style-name="P1" draw:layer="layout" svg:x1="15.332cm" svg:y1="9.804cm" svg:x2="19.108cm" svg:y2="9.804cm">
          <text:p/>
        </draw:line>
        <draw:line draw:style-name="gr69" draw:text-style-name="P1" draw:layer="layout" svg:x1="10.271cm" svg:y1="11.728cm" svg:x2="12.821cm" svg:y2="11.728cm">
          <text:p/>
        </draw:line>
        <draw:custom-shape draw:style-name="gr20" draw:text-style-name="P7" draw:layer="layout" svg:width="2.886cm" svg:height="0.989cm" svg:x="6.709cm" svg:y="4.805cm">
          <text:p text:style-name="P7"><text:span text:style-name="T1">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1.27cm" svg:height="0.762cm" svg:x="12.684cm" svg:y="11.387cm">
          <draw:text-box>
            <text:p text:style-name="P10"><text:span text:style-name="T3">RI1</text:span></text:p>
          </draw:text-box>
        </draw:frame>
        <draw:frame draw:style-name="gr23" draw:text-style-name="P8" draw:layer="layout" svg:width="1.27cm" svg:height="0.725cm" svg:x="12.684cm" svg:y="12.103cm">
          <draw:text-box>
            <text:p text:style-name="P10"><text:span text:style-name="T3">RI2</text:span></text:p>
          </draw:text-box>
        </draw:frame>
        <draw:frame draw:style-name="gr22" draw:text-style-name="P8" draw:layer="layout" svg:width="1.27cm" svg:height="0.762cm" svg:x="12.684cm" svg:y="10.652cm">
          <draw:text-box>
            <text:p text:style-name="P10"><text:span text:style-name="T3">WI</text:span></text:p>
          </draw:text-box>
        </draw:frame>
        <draw:frame draw:style-name="gr23" draw:text-style-name="P8" draw:layer="layout" svg:width="1.043cm" svg:height="0.725cm" svg:x="14.362cm" svg:y="9.382cm">
          <draw:text-box>
            <text:p text:style-name="P10"><text:span text:style-name="T3">D1</text:span></text:p>
          </draw:text-box>
        </draw:frame>
        <draw:frame draw:style-name="gr22" draw:text-style-name="P8" draw:layer="layout" svg:width="1.043cm" svg:height="0.762cm" svg:x="14.316cm" svg:y="13.49cm">
          <draw:text-box>
            <text:p text:style-name="P10"><text:span text:style-name="T3">D2</text:span></text:p>
          </draw:text-box>
        </draw:frame>
        <draw:line draw:style-name="gr70" draw:text-style-name="P1" draw:layer="layout" svg:x1="11.795cm" svg:y1="5.826cm" svg:x2="11.803cm" svg:y2="10.947cm">
          <text:p/>
        </draw:line>
        <draw:line draw:style-name="gr71" draw:text-style-name="P1" draw:layer="layout" svg:x1="11.776cm" svg:y1="10.947cm" svg:x2="12.819cm" svg:y2="10.947cm">
          <text:p/>
        </draw:line>
        <draw:line draw:style-name="gr72" draw:text-style-name="P1" draw:layer="layout" svg:x1="12.22cm" svg:y1="9.801cm" svg:x2="12.855cm" svg:y2="9.801cm">
          <text:p/>
        </draw:line>
        <draw:custom-shape draw:style-name="gr12" draw:text-style-name="P2" xml:id="id55" draw:id="id55" draw:layer="layout" svg:width="2.792cm" svg:height="0.897cm" draw:transform="rotate (1.57673044625138) translate (19.421cm 9.14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3" draw:text-style-name="P1" draw:layer="layout" draw:line-skew="-3.616cm" svg:x1="19.412cm" svg:y1="7.754cm" svg:x2="12.176cm" svg:y2="7.831cm" draw:start-shape="id55" draw:start-glue-point="5" draw:end-shape="id56" draw:end-glue-point="0" svg:d="M19412 7754h-7236v77">
          <text:p/>
        </draw:connector>
        <draw:connector draw:style-name="gr73" draw:text-style-name="P1" draw:layer="layout" draw:line-skew="-0.551cm" svg:x1="21.382cm" svg:y1="11.523cm" svg:x2="21.828cm" svg:y2="8.493cm" draw:start-shape="id57" draw:start-glue-point="1" draw:end-shape="id58" draw:end-glue-point="1" svg:d="M21382 11523h446v-3030">
          <text:p/>
        </draw:connector>
        <draw:frame draw:style-name="gr28" draw:text-style-name="P8" draw:layer="layout" svg:width="1.27cm" svg:height="1.312cm" svg:x="12.665cm" svg:y="9.382cm">
          <draw:text-box>
            <text:p text:style-name="P10"><text:span text:style-name="T3">WD</text:span></text:p>
          </draw:text-box>
        </draw:frame>
        <draw:frame draw:style-name="gr23" draw:text-style-name="P8" draw:layer="layout" svg:width="1.624cm" svg:height="0.725cm" svg:x="8.12cm" svg:y="14.368cm">
          <draw:text-box>
            <text:p text:style-name="P10"><text:span text:style-name="T3">Addr.</text:span></text:p>
          </draw:text-box>
        </draw:frame>
        <draw:frame draw:style-name="gr23" draw:text-style-name="P8" draw:layer="layout" svg:width="1.416cm" svg:height="0.725cm" svg:x="9.69cm" svg:y="14.405cm">
          <draw:text-box>
            <text:p text:style-name="P10"><text:span text:style-name="T3">Inst.</text:span></text:p>
          </draw:text-box>
        </draw:frame>
        <draw:custom-shape draw:style-name="gr29" draw:text-style-name="P2" xml:id="id59" draw:id="id59" draw:layer="layout" svg:width="2.721cm" svg:height="7.466cm" svg:x="22.717cm" svg:y="9.83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Data</text:span></text:p>
          <text:p text:style-name="P2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1" xml:id="id61" draw:id="id61" draw:layer="layout" svg:x1="21.682cm" svg:y1="11.555cm" svg:x2="22.698cm" svg:y2="11.555cm">
          <text:p/>
        </draw:line>
        <draw:frame draw:style-name="gr23" draw:text-style-name="P8" draw:layer="layout" svg:width="1.27cm" svg:height="0.725cm" svg:x="22.717cm" svg:y="14.757cm">
          <draw:text-box>
            <text:p text:style-name="P10"><text:span text:style-name="T3">WD</text:span></text:p>
          </draw:text-box>
        </draw:frame>
        <draw:frame draw:style-name="gr23" draw:text-style-name="P8" draw:layer="layout" svg:width="1.651cm" svg:height="0.725cm" svg:x="22.717cm" svg:y="11.238cm">
          <draw:text-box>
            <text:p text:style-name="P10"><text:span text:style-name="T3">Addr.</text:span></text:p>
          </draw:text-box>
        </draw:frame>
        <draw:connector draw:style-name="gr73" draw:text-style-name="P1" draw:layer="layout" svg:x1="25.438cm" svg:y1="13.564cm" svg:x2="21.593cm" svg:y2="7.096cm" draw:start-shape="id59" draw:start-glue-point="1" draw:end-shape="id60" draw:end-glue-point="1" svg:d="M25438 13564h550v-6468h-4395">
          <text:p/>
        </draw:connector>
        <draw:line draw:style-name="gr63" draw:text-style-name="P1" draw:layer="layout" svg:x1="19.74cm" svg:y1="5.826cm" svg:x2="19.74cm" svg:y2="6.842cm">
          <text:p/>
        </draw:line>
        <draw:line draw:style-name="gr63" draw:text-style-name="P1" draw:layer="layout" svg:x1="23.987cm" svg:y1="8.874cm" svg:x2="23.987cm" svg:y2="9.89cm">
          <text:p/>
        </draw:line>
        <draw:line draw:style-name="gr63" draw:text-style-name="P1" draw:layer="layout" svg:x1="14.081cm" svg:y1="8.431cm" svg:x2="14.081cm" svg:y2="9.228cm">
          <text:p/>
        </draw:line>
        <draw:line draw:style-name="gr32" draw:text-style-name="P1" draw:layer="layout" svg:x1="17.637cm" svg:y1="15.097cm" svg:x2="17.637cm" svg:y2="14.081cm">
          <text:p/>
        </draw:line>
        <draw:line draw:style-name="gr32" draw:text-style-name="P1" draw:layer="layout" svg:x1="3.413cm" svg:y1="5.218cm" svg:x2="3.413cm" svg:y2="6.361cm">
          <text:p/>
        </draw:line>
        <draw:line draw:style-name="gr33" draw:text-style-name="P1" draw:layer="layout" svg:x1="20.104cm" svg:y1="14.208cm" svg:x2="20.104cm" svg:y2="13.319cm">
          <text:p/>
        </draw:line>
        <draw:connector draw:style-name="gr74" draw:text-style-name="P1" draw:layer="layout" draw:line-skew="4.567cm" svg:x1="21.682cm" svg:y1="11.555cm" svg:x2="12.535cm" svg:y2="4.375cm" draw:start-shape="id61" draw:start-glue-point="3" draw:end-shape="id62" draw:end-glue-point="1" svg:d="M21682 11555h19v-7180h-9166">
          <text:p/>
        </draw:connector>
        <draw:frame draw:style-name="gr23" draw:text-style-name="P8" draw:layer="layout" svg:width="2.767cm" svg:height="0.725cm" svg:x="12.992cm" svg:y="3.704cm">
          <draw:text-box>
            <text:p text:style-name="P10"><text:span text:style-name="T3">Z, N Flags</text:span></text:p>
          </draw:text-box>
        </draw:frame>
        <draw:frame draw:style-name="gr23" draw:text-style-name="P8" draw:layer="layout" svg:width="2.44cm" svg:height="0.725cm" svg:x="22.717cm" svg:y="8.222cm">
          <draw:text-box>
            <text:p text:style-name="P10"><text:span text:style-name="T3">RAM_WR</text:span></text:p>
          </draw:text-box>
        </draw:frame>
        <draw:frame draw:style-name="gr23" draw:text-style-name="P8" draw:layer="layout" svg:width="2.159cm" svg:height="0.725cm" svg:x="13.192cm" svg:y="7.858cm">
          <draw:text-box>
            <text:p text:style-name="P10"><text:span text:style-name="T3">RF_en</text:span></text:p>
          </draw:text-box>
        </draw:frame>
        <draw:frame draw:style-name="gr23" draw:text-style-name="P8" draw:layer="layout" svg:width="2.196cm" svg:height="0.725cm" svg:x="18.651cm" svg:y="5.201cm">
          <draw:text-box>
            <text:p text:style-name="P10"><text:span text:style-name="T3">WB_Sel</text:span></text:p>
          </draw:text-box>
        </draw:frame>
        <draw:frame draw:style-name="gr23" draw:text-style-name="P8" draw:layer="layout" svg:width="2.794cm" svg:height="0.725cm" svg:x="15.397cm" svg:y="14.88cm">
          <draw:text-box>
            <text:p text:style-name="P10"><text:span text:style-name="T3">IMR2_Sel</text:span></text:p>
          </draw:text-box>
        </draw:frame>
        <draw:frame draw:style-name="gr23" draw:text-style-name="P8" draw:layer="layout" svg:width="2.921cm" svg:height="0.725cm" svg:x="18.915cm" svg:y="14.118cm">
          <draw:text-box>
            <text:p text:style-name="P10"><text:span text:style-name="T3">ALU_Mode</text:span></text:p>
          </draw:text-box>
        </draw:frame>
        <draw:frame draw:style-name="gr23" draw:text-style-name="P8" draw:layer="layout" svg:width="1.905cm" svg:height="0.725cm" svg:x="1.686cm" svg:y="4.783cm">
          <draw:text-box>
            <text:p text:style-name="P10"><text:span text:style-name="T3">Br_Sel</text:span></text:p>
          </draw:text-box>
        </draw:frame>
        <draw:frame draw:style-name="gr23" draw:text-style-name="P8" draw:layer="layout" svg:width="2.032cm" svg:height="0.725cm" svg:x="7.858cm" svg:y="17.801cm">
          <draw:text-box>
            <text:p text:style-name="P10"><text:span text:style-name="T3">Rt_Sel</text:span></text:p>
          </draw:text-box>
        </draw:frame>
        <draw:line draw:style-name="gr32" draw:text-style-name="P1" draw:layer="layout" svg:x1="8.012cm" svg:y1="18.172cm" svg:x2="6.361cm" svg:y2="18.172cm">
          <text:p/>
        </draw:line>
        <draw:line draw:style-name="gr32" draw:text-style-name="P1" draw:layer="layout" svg:x1="5.677cm" svg:y1="5.237cm" svg:x2="6.693cm" svg:y2="5.237cm">
          <text:p/>
        </draw:line>
        <draw:frame draw:style-name="gr36" draw:text-style-name="P5" draw:layer="layout" svg:width="4.064cm" svg:height="0.882cm" svg:x="6.809cm" svg:y="3.921cm">
          <draw:text-box>
            <text:p text:style-name="P11"><text:span text:style-name="T1">Control Unit</text:span></text:p>
          </draw:text-box>
        </draw:frame>
        <draw:frame draw:style-name="gr23" draw:text-style-name="P8" draw:layer="layout" svg:width="1.778cm" svg:height="0.725cm" svg:x="4.769cm" svg:y="4.521cm">
          <draw:text-box>
            <text:p text:style-name="P10"><text:span text:style-name="T3">IR_en</text:span></text:p>
          </draw:text-box>
        </draw:frame>
        <draw:line draw:style-name="gr65" draw:text-style-name="P1" xml:id="id60" draw:id="id60" draw:layer="layout" svg:x1="21.593cm" svg:y1="7.096cm" svg:x2="20.304cm" svg:y2="7.096cm">
          <text:p/>
        </draw:line>
        <draw:line draw:style-name="gr65" draw:text-style-name="P1" xml:id="id58" draw:id="id58" draw:layer="layout" svg:x1="21.828cm" svg:y1="8.493cm" svg:x2="20.304cm" svg:y2="8.493cm">
          <text:p/>
        </draw:line>
        <draw:line draw:style-name="gr35" draw:text-style-name="P1" draw:layer="layout" svg:x1="15.732cm" svg:y1="13.827cm" svg:x2="15.732cm" svg:y2="6.461cm">
          <text:p/>
        </draw:line>
        <draw:custom-shape draw:style-name="gr19" draw:text-style-name="P16" draw:layer="layout" svg:width="5.834cm" svg:height="0.989cm" svg:x="6.701cm" svg:y="2.87cm">
          <text:p text:style-name="P16"><text:span text:style-name="T6">IMR (Imm/E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1" draw:layer="layout" svg:x1="18.272cm" svg:y1="15.097cm" svg:x2="22.717cm" svg:y2="15.124cm">
          <text:p/>
        </draw:line>
        <draw:line draw:style-name="gr32" draw:text-style-name="P1" draw:layer="layout" svg:x1="5.65cm" svg:y1="3.386cm" svg:x2="6.666cm" svg:y2="3.386cm">
          <text:p/>
        </draw:line>
        <draw:frame draw:style-name="gr23" draw:text-style-name="P8" draw:layer="layout" svg:width="2.259cm" svg:height="0.725cm" svg:x="4.361cm" svg:y="2.67cm">
          <draw:text-box>
            <text:p text:style-name="P10"><text:span text:style-name="T3">IMR_en</text:span></text:p>
          </draw:text-box>
        </draw:frame>
        <draw:line draw:style-name="gr66" draw:text-style-name="P1" draw:layer="layout" svg:x1="12.557cm" svg:y1="3.413cm" svg:x2="15.478cm" svg:y2="3.413cm">
          <text:p/>
        </draw:line>
        <draw:line draw:style-name="gr66" draw:text-style-name="P1" draw:layer="layout" svg:x1="16.24cm" svg:y1="5.699cm" svg:x2="16.24cm" svg:y2="12.303cm">
          <text:p/>
        </draw:line>
        <draw:line draw:style-name="gr65" draw:text-style-name="P1" draw:layer="layout" svg:x1="16.24cm" svg:y1="12.303cm" svg:x2="17.002cm" svg:y2="12.303cm">
          <text:p/>
        </draw:line>
        <draw:line draw:style-name="gr32" draw:text-style-name="P1" draw:layer="layout" svg:x1="2.524cm" svg:y1="16.013cm" svg:x2="3.54cm" svg:y2="16.013cm">
          <text:p/>
        </draw:line>
        <draw:frame draw:style-name="gr23" draw:text-style-name="P8" draw:layer="layout" svg:width="1.878cm" svg:height="0.725cm" svg:x="1.743cm" svg:y="15.289cm">
          <draw:text-box>
            <text:p text:style-name="P10"><text:span text:style-name="T3">PC_en</text:span></text:p>
          </draw:text-box>
        </draw:frame>
        <draw:frame draw:style-name="gr7" draw:text-style-name="P4" draw:layer="layout" svg:width="2.666cm" svg:height="0.806cm" draw:transform="rotate (1.58545709251135) translate (19.607cm 9.078cm)">
          <draw:text-box>
            <text:p text:style-name="P12"><text:span text:style-name="T2">WB_Mux</text:span></text:p>
          </draw:text-box>
        </draw:frame>
        <draw:frame draw:style-name="gr10" draw:text-style-name="P4" draw:layer="layout" svg:width="2.409cm" svg:height="0.866cm" draw:transform="rotate (-1.57271618897298) translate (17.707cm 12.054cm)">
          <draw:text-box>
            <text:p text:style-name="P12"><text:span text:style-name="T2">R2_Mux</text:span></text:p>
          </draw:text-box>
        </draw:frame>
        <draw:connector draw:style-name="gr65" draw:text-style-name="P1" draw:layer="layout" svg:x1="10.887cm" svg:y1="14.779cm" svg:x2="9.626cm" svg:y2="5.794cm" draw:start-shape="id63" draw:start-glue-point="1" draw:end-shape="id64" draw:end-glue-point="2" svg:d="M10887 14779h550v-5477h-1811v-3508">
          <text:p/>
        </draw:connector>
        <draw:custom-shape draw:style-name="gr37" draw:text-style-name="P1" draw:layer="layout" svg:width="24.892cm" svg:height="18.542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92cm" svg:height="0.706cm" draw:transform="rotate (3.1401963901876) translate (17.635cm 5.72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1" draw:layer="layout" svg:x1="16.875cm" svg:y1="2.651cm" svg:x2="16.875cm" svg:y2="5.064cm">
          <text:p/>
        </draw:line>
        <draw:frame draw:style-name="gr10" draw:text-style-name="P4" draw:layer="layout" svg:width="2.409cm" svg:height="0.866cm" draw:transform="rotate (0.0083775804095712) translate (15.125cm 4.921cm)">
          <draw:text-box>
            <text:p text:style-name="P12"><text:span text:style-name="T2">IN_Mux</text:span></text:p>
          </draw:text-box>
        </draw:frame>
        <draw:line draw:style-name="gr66" draw:text-style-name="P1" xml:id="id56" draw:id="id56" draw:layer="layout" svg:x1="12.176cm" svg:y1="7.831cm" svg:x2="12.176cm" svg:y2="9.863cm">
          <text:p/>
        </draw:line>
        <draw:line draw:style-name="gr72" draw:text-style-name="P1" draw:layer="layout" svg:x1="15.478cm" svg:y1="3.413cm" svg:x2="15.478cm" svg:y2="5.04cm">
          <text:p/>
        </draw:line>
        <draw:frame draw:style-name="gr38" draw:text-style-name="P9" draw:layer="layout" svg:width="1.17cm" svg:height="0.839cm" svg:x="16.34cm" svg:y="1.812cm">
          <draw:text-box>
            <text:p text:style-name="P13"><text:span text:style-name="T4">IN</text:span></text:p>
          </draw:text-box>
        </draw:frame>
        <draw:frame draw:style-name="gr23" draw:text-style-name="P8" draw:layer="layout" svg:width="2.032cm" svg:height="0.725cm" svg:x="13.065cm" svg:y="4.81cm">
          <draw:text-box>
            <text:p text:style-name="P10"><text:span text:style-name="T3">IN_Sel</text:span></text:p>
          </draw:text-box>
        </draw:frame>
        <draw:line draw:style-name="gr75" draw:text-style-name="P1" draw:layer="layout" svg:x1="14.408cm" svg:y1="5.445cm" svg:x2="15.297cm" svg:y2="5.445cm">
          <text:p/>
        </draw:line>
        <draw:line draw:style-name="gr65" draw:text-style-name="P1" draw:layer="layout" svg:x1="4.556cm" svg:y1="8.747cm" svg:x2="3.794cm" svg:y2="8.747cm">
          <text:p/>
        </draw:line>
        <draw:connector draw:style-name="gr65" draw:text-style-name="P1" draw:layer="layout" draw:type="line" svg:x1="4.527cm" svg:y1="15.35cm" svg:x2="4.529cm" svg:y2="13.919cm" draw:start-shape="id52" draw:start-glue-point="0" draw:end-shape="id65" draw:end-glue-point="2" svg:d="M4527 15350l2-1431">
          <text:p/>
        </draw:connector>
        <draw:line draw:style-name="gr66" draw:text-style-name="P1" draw:layer="layout" svg:x1="4.556cm" svg:y1="12.811cm" svg:x2="4.556cm" svg:y2="8.747cm">
          <text:p/>
        </draw:line>
        <draw:line draw:style-name="gr67" draw:text-style-name="P1" draw:layer="layout" svg:x1="4.381cm" svg:y1="14.714cm" svg:x2="8.191cm" svg:y2="14.714cm">
          <text:p/>
        </draw:line>
        <draw:line draw:style-name="gr39" draw:text-style-name="P1" draw:layer="layout" svg:x1="4.429cm" svg:y1="12.349cm" svg:x2="5.953cm" svg:y2="12.349cm">
          <text:p/>
        </draw:line>
        <draw:line draw:style-name="gr17" draw:text-style-name="P1" draw:layer="layout" svg:x1="5.953cm" svg:y1="12.403cm" svg:x2="5.953cm" svg:y2="11.641cm">
          <text:p/>
        </draw:line>
        <draw:line draw:style-name="gr17" draw:text-style-name="P1" draw:layer="layout" svg:x1="15.732cm" svg:y1="6.461cm" svg:x2="3.794cm" svg:y2="6.461cm">
          <text:p/>
        </draw:line>
        <draw:frame draw:style-name="gr38" draw:text-style-name="P9" draw:layer="layout" svg:width="1.678cm" svg:height="0.839cm" svg:x="17.67cm" svg:y="1.813cm">
          <draw:text-box>
            <text:p text:style-name="P13"><text:span text:style-name="T4">OUT</text:span></text:p>
          </draw:text-box>
        </draw:frame>
        <draw:line draw:style-name="gr30" draw:text-style-name="P1" draw:layer="layout" svg:x1="18.29cm" svg:y1="9.99cm" svg:x2="18.272cm" svg:y2="2.651cm">
          <text:p/>
        </draw:line>
        <draw:line draw:style-name="gr66" draw:text-style-name="P1" draw:layer="layout" svg:x1="18.299cm" svg:y1="15.097cm" svg:x2="18.299cm" svg:y2="9.763cm">
          <text:p/>
        </draw:line>
        <draw:custom-shape draw:style-name="gr57" draw:text-style-name="P14" xml:id="id62" draw:id="id62" draw:layer="layout" svg:width="1.397cm" svg:height="0.908cm" svg:x="11.138cm" svg:y="3.921cm">
          <text:p text:style-name="P14"><text:span text:style-name="T1">Z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505cm" svg:height="0.989cm" svg:x="9.614cm" svg:y="4.805cm">
          <text:p text:style-name="P2"><text:span text:style-name="T1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7" xml:id="id64" draw:id="id64" draw:layer="layout" svg:width="5.834cm" svg:height="2.889cm" svg:x="6.70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5.834cm" svg:height="0.989cm" svg:x="6.709cm" svg:y="4.805cm">
          <text:p text:style-name="P7"><text:span text:style-name="T1">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0.398cm" svg:y1="5.785cm" svg:x2="10.398cm" svg:y2="12.43cm">
          <text:p/>
        </draw:line>
        <draw:line draw:style-name="gr25" draw:text-style-name="P1" draw:layer="layout" svg:x1="10.398cm" svg:y1="12.43cm" svg:x2="12.821cm" svg:y2="12.428cm">
          <text:p/>
        </draw:line>
        <draw:line draw:style-name="gr76" draw:text-style-name="P1" draw:layer="layout" svg:x1="15.351cm" svg:y1="9.813cm" svg:x2="18.272cm" svg:y2="9.815cm">
          <text:p/>
        </draw:line>
      </draw:page>
      <draw:page draw:name="page5" draw:style-name="dp1" draw:master-page-name="Default">
        <draw:custom-shape draw:style-name="gr77" draw:text-style-name="P17" xml:id="id66" draw:id="id66" draw:layer="layout" svg:width="4.245cm" svg:height="2.334cm" svg:x="4.045cm" svg:y="2.133cm">
          <text:p text:style-name="P17"><text:span text:style-name="T7">S0</text:span></text:p>
          <text:p text:style-name="P17"><text:span text:style-name="T7">PC=0x00</text:span></text:p>
          <text:p text:style-name="P17"><text:span text:style-name="T7">PC_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9" draw:layer="layout" svg:width="2.648cm" svg:height="0.962cm" svg:x="9.606cm" svg:y="3.596cm">
          <draw:text-box>
            <text:p text:style-name="P18"><text:span text:style-name="T8">Start</text:span></text:p>
          </draw:text-box>
        </draw:frame>
        <draw:connector draw:style-name="gr79" draw:text-style-name="P20" draw:layer="layout" svg:x1="7.669cm" svg:y1="2.474cm" svg:x2="7.669cm" svg:y2="2.474cm" draw:start-shape="id66" draw:start-glue-point="11" draw:end-shape="id66" draw:end-glue-point="11" svg:d="M7669 2474z">
          <text:p/>
        </draw:connector>
        <draw:connector draw:style-name="gr80" draw:text-style-name="P20" draw:layer="layout" svg:x1="8.29cm" svg:y1="3.3cm" svg:x2="14.114cm" svg:y2="4.349cm" draw:start-shape="id66" draw:start-glue-point="10" draw:end-shape="id67" draw:end-glue-point="4" svg:d="M8290 3300h5824v1049">
          <text:p/>
        </draw:connector>
        <draw:custom-shape draw:style-name="gr81" draw:text-style-name="P17" xml:id="id67" draw:id="id67" draw:layer="layout" svg:width="4.344cm" svg:height="2.334cm" svg:x="11.942cm" svg:y="4.349cm">
          <text:p text:style-name="P17"><text:span text:style-name="T7">Fetch</text:span></text:p>
          <text:p text:style-name="P17"><text:span text:style-name="T7">IR_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" draw:layer="layout" svg:x1="16.286cm" svg:y1="5.516cm" svg:x2="22.996cm" svg:y2="8.441cm" draw:start-shape="id67" draw:start-glue-point="10" draw:end-shape="id68" draw:end-glue-point="11" svg:d="M16286 5516h6710v2925">
          <text:p/>
        </draw:connector>
        <draw:custom-shape draw:style-name="gr82" draw:text-style-name="P17" xml:id="id68" draw:id="id68" draw:layer="layout" svg:width="4.238cm" svg:height="2.335cm" svg:x="19.378cm" svg:y="8.099cm">
          <text:p text:style-name="P17"><text:span text:style-name="T7">Decode</text:span></text:p>
          <text:p text:style-name="P17"><text:span text:style-name="T7">Op 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xml:id="id69" draw:id="id69" draw:layer="layout" svg:width="4.343cm" svg:height="2.334cm" svg:x="19.316cm" svg:y="12.108cm">
          <text:p text:style-name="P17"><text:span text:style-name="T7">A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" draw:layer="layout" svg:x1="21.497cm" svg:y1="10.434cm" svg:x2="21.488cm" svg:y2="12.108cm" draw:start-shape="id68" draw:start-glue-point="8" draw:end-shape="id69" draw:end-glue-point="4" svg:d="M21497 10434v837h-9v837">
          <text:p/>
        </draw:connector>
        <draw:custom-shape draw:style-name="gr84" draw:text-style-name="P17" xml:id="id70" draw:id="id70" draw:layer="layout" svg:width="4.344cm" svg:height="2.335cm" svg:x="11.937cm" svg:y="8.081cm">
          <text:p text:style-name="P17"><text:span text:style-name="T7">Bra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" draw:layer="layout" draw:type="line" svg:x1="19.378cm" svg:y1="9.267cm" svg:x2="16.281cm" svg:y2="9.249cm" draw:start-shape="id68" draw:start-glue-point="6" draw:end-shape="id70" draw:end-glue-point="10" svg:d="M19378 9267l-3097-18">
          <text:p/>
        </draw:connector>
        <draw:custom-shape draw:style-name="gr81" draw:text-style-name="P17" xml:id="id71" draw:id="id71" draw:layer="layout" svg:width="4.344cm" svg:height="2.334cm" svg:x="4.202cm" svg:y="12.108cm">
          <text:p text:style-name="P17"><text:span text:style-name="T7">LD/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" draw:layer="layout" draw:type="line" svg:x1="19.998cm" svg:y1="10.092cm" svg:x2="7.91cm" svg:y2="12.449cm" draw:start-shape="id68" draw:start-glue-point="7" draw:end-shape="id71" draw:end-glue-point="11" svg:d="M19998 10092l-12088 2357">
          <text:p/>
        </draw:connector>
        <draw:frame draw:style-name="standard" draw:layer="layout" svg:width="6.353cm" svg:height="1.466cm" svg:x="16.656cm" svg:y="3.1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 text:style-name="P21"><text:span text:style-name="T9">ALU_Mode</text:span></text:p>
              </table:table-cell>
              <table:covered-table-cell/>
              <table:table-cell>
                <text:p text:style-name="P22"><text:span text:style-name="T9">E3</text:span></text:p>
              </table:table-cell>
              <table:table-cell>
                <text:p text:style-name="P22"><text:span text:style-name="T9">E4</text:span></text:p>
              </table:table-cell>
              <table:table-cell>
                <text:p text:style-name="P22"><text:span text:style-name="T9">E5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S1</text:span></text:p>
              </table:table-cell>
              <table:table-cell>
                <text:p text:style-name="P22"><text:span text:style-name="T9">S2</text:span></text:p>
              </table:table-cell>
              <table:table-cell>
                <text:p text:style-name="P22"><text:span text:style-name="T9">S3</text:span></text:p>
              </table:table-cell>
              <table:table-cell>
                <text:p text:style-name="P22"><text:span text:style-name="T9">S4</text:span></text:p>
              </table:table-cell>
              <table:table-cell>
                <text:p text:style-name="P22"><text:span text:style-name="T9">S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3" draw:text-style-name="P17" xml:id="id72" draw:id="id72" draw:layer="layout" svg:width="4.343cm" svg:height="2.334cm" svg:x="4.045cm" svg:y="8.753cm">
          <text:p text:style-name="P17"><text:span text:style-name="T7">W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" draw:layer="layout" draw:type="line" svg:x1="21.497cm" svg:y1="8.099cm" svg:x2="15.65cm" svg:y2="6.342cm" draw:start-shape="id68" draw:start-glue-point="4" draw:end-shape="id67" draw:end-glue-point="9" svg:d="M21497 8099l-5847-1757">
          <text:p/>
        </draw:connector>
        <draw:connector draw:style-name="gr85" draw:text-style-name="P1" draw:layer="layout" draw:type="line" svg:x1="14.109cm" svg:y1="8.081cm" svg:x2="14.114cm" svg:y2="6.683cm" draw:start-shape="id70" draw:end-shape="id67" svg:d="M14109 8081l5-1398">
          <text:p/>
        </draw:connector>
        <draw:connector draw:style-name="gr85" draw:text-style-name="P1" draw:layer="layout" draw:type="line" svg:x1="19.952cm" svg:y1="12.449cm" svg:x2="8.388cm" svg:y2="9.92cm" draw:start-shape="id69" draw:start-glue-point="5" draw:end-shape="id72" svg:d="M19952 12449l-11564-2529">
          <text:p/>
        </draw:connector>
        <draw:connector draw:style-name="gr85" draw:text-style-name="P1" draw:layer="layout" draw:type="line" svg:x1="7.752cm" svg:y1="9.094cm" svg:x2="12.578cm" svg:y2="6.342cm" draw:start-shape="id72" draw:start-glue-point="11" draw:end-shape="id67" draw:end-glue-point="7" svg:d="M7752 9094l4826-2752">
          <text:p/>
        </draw:connector>
        <draw:custom-shape draw:style-name="gr86" draw:text-style-name="P17" xml:id="id73" draw:id="id73" draw:layer="layout" svg:width="4.343cm" svg:height="2.335cm" svg:x="3.967cm" svg:y="5.516cm">
          <text:p text:style-name="P17"><text:span text:style-name="T7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" draw:layer="layout" draw:type="line" svg:x1="19.998cm" svg:y1="8.441cm" svg:x2="8.31cm" svg:y2="6.683cm" draw:start-shape="id68" draw:start-glue-point="5" draw:end-shape="id73" svg:d="M19998 8441l-11688-1758">
          <text:p/>
        </draw:connector>
        <draw:connector draw:style-name="gr85" draw:text-style-name="P1" draw:layer="layout" draw:type="line" svg:x1="6.139cm" svg:y1="5.516cm" svg:x2="6.168cm" svg:y2="4.467cm" draw:start-shape="id73" draw:start-glue-point="4" draw:end-shape="id66" draw:end-glue-point="8" svg:d="M6139 5516l29-1049">
          <text:p/>
        </draw:connector>
        <draw:connector draw:style-name="gr85" draw:text-style-name="P1" draw:layer="layout" draw:type="line" svg:x1="8.546cm" svg:y1="13.275cm" svg:x2="19.316cm" svg:y2="13.275cm" draw:start-shape="id71" draw:start-glue-point="10" draw:end-shape="id69" draw:end-glue-point="6" svg:d="M8546 13275h10770">
          <text:p/>
        </draw:connector>
      </draw:page>
      <draw:page draw:name="page6" draw:style-name="dp1" draw:master-page-name="Default">
        <draw:custom-shape draw:style-name="gr87" draw:text-style-name="P23" xml:id="id74" draw:id="id74" draw:layer="layout" svg:width="5.694cm" svg:height="3.172cm" svg:x="3.093cm" svg:y="2.662cm">
          <text:p text:style-name="P23"><text:span text:style-name="T8">S0</text:span></text:p>
          <text:p text:style-name="P23"><text:span text:style-name="T8">PC=0x00</text:span></text:p>
          <text:p text:style-name="P23"><text:span text:style-name="T8">PC_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9" draw:layer="layout" svg:width="2.648cm" svg:height="0.962cm" svg:x="8.654cm" svg:y="3.521cm">
          <draw:text-box>
            <text:p text:style-name="P18"><text:span text:style-name="T8">Start</text:span></text:p>
          </draw:text-box>
        </draw:frame>
        <draw:connector draw:style-name="gr79" draw:text-style-name="P20" draw:layer="layout" svg:x1="7.954cm" svg:y1="3.126cm" svg:x2="7.954cm" svg:y2="3.126cm" draw:start-shape="id74" draw:start-glue-point="11" draw:end-shape="id74" draw:end-glue-point="11" svg:d="M7954 3126z">
          <text:p/>
        </draw:connector>
        <draw:connector draw:style-name="gr80" draw:text-style-name="P20" draw:layer="layout" draw:line-skew="0cm 1.15cm" svg:x1="8.787cm" svg:y1="4.248cm" svg:x2="12.553cm" svg:y2="4.259cm" draw:start-shape="id74" draw:start-glue-point="10" draw:end-shape="id75" draw:end-glue-point="5" svg:d="M8787 4248h1457v147h2309v-136">
          <text:p/>
        </draw:connector>
        <draw:custom-shape draw:style-name="gr88" draw:text-style-name="P23" xml:id="id75" draw:id="id75" draw:layer="layout" svg:width="5.826cm" svg:height="3.172cm" svg:x="11.7cm" svg:y="3.795cm">
          <text:p text:style-name="P23"><text:span text:style-name="T8">Fetch</text:span></text:p>
          <text:p text:style-name="P23"><text:span text:style-name="T8">IR_en</text:span></text:p>
          <text:p text:style-name="P23"><text:span text:style-name="T8">LR_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" draw:layer="layout" draw:line-skew="1.15cm" svg:x1="16.673cm" svg:y1="4.259cm" svg:x2="24.618cm" svg:y2="9.545cm" draw:start-shape="id75" draw:start-glue-point="11" draw:end-shape="id76" draw:end-glue-point="11" svg:d="M16673 4259v136h7945v5150">
          <text:p/>
        </draw:connector>
        <draw:custom-shape draw:style-name="gr88" draw:text-style-name="P23" xml:id="id76" draw:id="id76" draw:layer="layout" svg:width="5.826cm" svg:height="3.172cm" svg:x="19.645cm" svg:y="9.081cm">
          <text:p text:style-name="P23"><text:span text:style-name="T8">Decode</text:span></text:p>
          <text:p text:style-name="P23"><text:span text:style-name="T8">(Op Cod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3" xml:id="id77" draw:id="id77" draw:layer="layout" svg:width="5.826cm" svg:height="3.172cm" svg:x="19.645cm" svg:y="14.141cm">
          <text:p text:style-name="P23"><text:span text:style-name="T8">ALU</text:span></text:p>
          <text:p text:style-name="P23"><text:span text:style-name="T8"/></text:p>
          <text:p text:style-name="P23"><text:span text:style-name="T8"/></text:p>
          <text:p text:style-name="P23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" draw:layer="layout" svg:x1="22.558cm" svg:y1="12.253cm" svg:x2="22.558cm" svg:y2="14.141cm" draw:start-shape="id76" draw:start-glue-point="8" draw:end-shape="id77" draw:end-glue-point="4" svg:d="M22558 12253v1888">
          <text:p/>
        </draw:connector>
        <draw:custom-shape draw:style-name="gr88" draw:text-style-name="P23" xml:id="id78" draw:id="id78" draw:layer="layout" svg:width="5.826cm" svg:height="3.172cm" svg:x="11.435cm" svg:y="14.141cm">
          <text:p text:style-name="P23"><text:span text:style-name="T8">Branch</text:span></text:p>
          <text:p text:style-name="P23"><text:span text:style-name="T8"/></text:p>
          <text:p text:style-name="P23"><text:span text:style-name="T8"/></text:p>
          <text:p text:style-name="P23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" draw:layer="layout" draw:type="line" svg:x1="20.498cm" svg:y1="11.789cm" svg:x2="16.408cm" svg:y2="14.605cm" draw:start-shape="id76" draw:start-glue-point="7" draw:end-shape="id78" draw:end-glue-point="11" svg:d="M20498 11789l-4090 2816">
          <text:p/>
        </draw:connector>
        <draw:custom-shape draw:style-name="gr88" draw:text-style-name="P23" xml:id="id79" draw:id="id79" draw:layer="layout" svg:width="5.826cm" svg:height="3.172cm" svg:x="3.093cm" svg:y="14.141cm">
          <text:p text:style-name="P23"><text:span text:style-name="T8">LD/ST</text:span></text:p>
          <text:p text:style-name="P23"><text:span text:style-name="T8"/></text:p>
          <text:p text:style-name="P23"><text:span text:style-name="T8"/></text:p>
          <text:p text:style-name="P23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" draw:layer="layout" draw:type="line" svg:x1="19.645cm" svg:y1="10.667cm" svg:x2="8.919cm" svg:y2="15.727cm" draw:start-shape="id76" draw:start-glue-point="6" draw:end-shape="id79" svg:d="M19645 10667l-10726 5060">
          <text:p/>
        </draw:connector>
        <draw:frame draw:style-name="standard" draw:layer="layout" svg:width="7.942cm" svg:height="1.413cm" svg:x="16.399cm" svg:y="2.0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 table:style-name="ce2" table:number-columns-spanned="4">
                <text:p text:style-name="P24"><text:span text:style-name="T9">Op</text:span></text:p>
              </table:table-cell>
              <table:covered-table-cell table:style-name="ce3"/>
              <table:covered-table-cell table:style-name="ce3"/>
              <table:covered-table-cell table:style-name="ce3"/>
              <table:table-cell>
                <text:p text:style-name="P22"><text:span text:style-name="T9">E1</text:span></text:p>
              </table:table-cell>
              <table:table-cell>
                <text:p text:style-name="P22"><text:span text:style-name="T9">E2</text:span></text:p>
              </table:table-cell>
              <table:table-cell>
                <text:p text:style-name="P22"><text:span text:style-name="T9">E3</text:span></text:p>
              </table:table-cell>
            </table:table-row>
            <table:table-row table:style-name="ro3" table:default-cell-style-name="ce1">
              <table:table-cell>
                <text:p text:style-name="P22"><text:span text:style-name="T9">E4</text:span></text:p>
              </table:table-cell>
              <table:table-cell>
                <text:p text:style-name="P22"><text:span text:style-name="T9">S1</text:span></text:p>
              </table:table-cell>
              <table:table-cell>
                <text:p text:style-name="P22"><text:span text:style-name="T9">S2</text:span></text:p>
              </table:table-cell>
              <table:table-cell>
                <text:p text:style-name="P22"><text:span text:style-name="T9">E5</text:span></text:p>
              </table:table-cell>
              <table:table-cell>
                <text:p text:style-name="P22"><text:span text:style-name="T9">S3</text:span></text:p>
              </table:table-cell>
              <table:table-cell>
                <text:p text:style-name="P22"><text:span text:style-name="T9">E6</text:span></text:p>
              </table:table-cell>
              <table:table-cell>
                <text:p text:style-name="P22"><text:span text:style-name="T9">S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8" draw:text-style-name="P23" xml:id="id80" draw:id="id80" draw:layer="layout" svg:width="5.826cm" svg:height="3.172cm" svg:x="3.093cm" svg:y="9.081cm">
          <text:p text:style-name="P23"><text:span text:style-name="T8">WB</text:span></text:p>
          <text:p text:style-name="P23"><text:span text:style-name="T8"/></text:p>
          <text:p text:style-name="P23"><text:span text:style-name="T8"/></text:p>
          <text:p text:style-name="P23"><text:span text:style-name="T8"/></text:p>
          <text:p text:style-name="P23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" draw:layer="layout" draw:type="line" svg:x1="20.498cm" svg:y1="9.545cm" svg:x2="16.673cm" svg:y2="6.503cm" draw:start-shape="id76" draw:start-glue-point="5" draw:end-shape="id75" draw:end-glue-point="9" svg:d="M20498 9545l-3825-3042">
          <text:p/>
        </draw:connector>
        <draw:connector draw:style-name="gr85" draw:text-style-name="P1" draw:layer="layout" draw:type="line" svg:x1="14.348cm" svg:y1="14.141cm" svg:x2="14.613cm" svg:y2="6.967cm" draw:start-shape="id78" draw:start-glue-point="4" draw:end-shape="id75" svg:d="M14348 14141l265-7174">
          <text:p/>
        </draw:connector>
        <draw:connector draw:style-name="gr85" draw:text-style-name="P1" draw:layer="layout" draw:type="line" svg:x1="8.066cm" svg:y1="14.605cm" svg:x2="12.553cm" svg:y2="6.503cm" draw:start-shape="id79" draw:start-glue-point="11" draw:end-shape="id75" draw:end-glue-point="7" svg:d="M8066 14605l4487-8102">
          <text:p/>
        </draw:connector>
        <draw:connector draw:style-name="gr85" draw:text-style-name="P1" draw:layer="layout" draw:type="line" svg:x1="6.006cm" svg:y1="14.141cm" svg:x2="6.006cm" svg:y2="12.253cm" draw:start-shape="id79" draw:start-glue-point="4" draw:end-shape="id80" draw:end-glue-point="8" svg:d="M6006 14141v-1888">
          <text:p/>
        </draw:connector>
        <draw:connector draw:style-name="gr85" draw:text-style-name="P1" draw:layer="layout" draw:type="line" svg:x1="20.498cm" svg:y1="14.605cm" svg:x2="8.919cm" svg:y2="10.667cm" draw:start-shape="id77" draw:start-glue-point="5" draw:end-shape="id80" svg:d="M20498 14605l-11579-3938">
          <text:p/>
        </draw:connector>
        <draw:connector draw:style-name="gr85" draw:text-style-name="P1" draw:layer="layout" draw:type="line" svg:x1="8.066cm" svg:y1="9.545cm" svg:x2="11.7cm" svg:y2="5.381cm" draw:start-shape="id80" draw:start-glue-point="11" draw:end-shape="id75" svg:d="M8066 9545l3634-4164">
          <text:p/>
        </draw:connector>
        <draw:frame draw:style-name="standard" draw:layer="layout" svg:width="5.585cm" svg:height="1.766cm" svg:x="11.716cm" svg:y="17.68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">
              <table:table-cell table:style-name="ce2" table:number-columns-spanned="4">
                <text:p text:style-name="P24"><text:span text:style-name="T9">1001</text:span></text:p>
              </table:table-cell>
              <table:covered-table-cell table:style-name="ce3"/>
              <table:covered-table-cell table:style-name="ce3"/>
              <table:covered-table-cell table:style-name="ce3"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  <table:table-cell table:style-name="ce1"/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873cm" svg:height="1.766cm" svg:x="3.225cm" svg:y="17.75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4" table:default-cell-style-name="ce1">
              <table:table-cell table:style-name="ce2" table:number-columns-spanned="4">
                <text:p text:style-name="P24"><text:span text:style-name="T9">0001,0010,0011</text:span></text:p>
              </table:table-cell>
              <table:covered-table-cell table:style-name="ce3"/>
              <table:covered-table-cell table:style-name="ce3"/>
              <table:covered-table-cell table:style-name="ce3"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  <table:table-cell table:style-name="ce1"/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983cm" svg:height="1.943cm" svg:x="3.996cm" svg:y="15.25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11"/>
            <table:table-row table:style-name="ro5" table:default-cell-style-name="ce3">
              <table:table-cell table:style-name="ce2"/>
              <table:table-cell/>
              <table:table-cell/>
              <table:table-cell/>
              <table:table-cell table:style-name="ce1"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983cm" svg:height="1.943cm" svg:x="4.13cm" svg:y="10.2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11"/>
            <table:table-row table:style-name="ro5" table:default-cell-style-name="ce3">
              <table:table-cell table:style-name="ce2"/>
              <table:table-cell/>
              <table:table-cell/>
              <table:table-cell/>
              <table:table-cell table:style-name="ce1"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01cm" svg:height="1.943cm" svg:x="12.297cm" svg:y="15.277cm">
          <table:table table:template-name="default" table:use-first-row-styles="true" table:use-banding-rows-styles="true">
            <table:table-column table:style-name="co8"/>
            <table:table-column table:style-name="co12"/>
            <table:table-column table:style-name="co13"/>
            <table:table-column table:style-name="co13"/>
            <table:table-column table:style-name="co14"/>
            <table:table-row table:style-name="ro5" table:default-cell-style-name="ce3">
              <table:table-cell table:style-name="ce2"/>
              <table:table-cell/>
              <table:table-cell/>
              <table:table-cell/>
              <table:table-cell table:style-name="ce1"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01cm" svg:height="1.943cm" svg:x="20.621cm" svg:y="15.24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5" table:default-cell-style-name="ce3">
              <table:table-cell table:style-name="ce2"/>
              <table:table-cell/>
              <table:table-cell/>
              <table:table-cell/>
              <table:table-cell table:style-name="ce1"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266cm" svg:height="1.858cm" svg:x="19.732cm" svg:y="17.59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6" table:default-cell-style-name="ce1">
              <table:table-cell table:style-name="ce2" table:number-columns-spanned="4">
                <text:p text:style-name="P24"><text:span text:style-name="T9">0100,0101,0111,1000,1011,1100</text:span></text:p>
              </table:table-cell>
              <table:covered-table-cell table:style-name="ce3"/>
              <table:covered-table-cell table:style-name="ce3"/>
              <table:covered-table-cell table:style-name="ce3"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  <table:table-cell table:style-name="ce1"/>
              <table:table-cell table:style-name="ce1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612cm" svg:height="1.766cm" svg:x="17.79cm" svg:y="5.595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4" table:default-cell-style-name="ce1">
              <table:table-cell table:style-name="ce2" table:number-columns-spanned="4">
                <text:p text:style-name="P24"><text:span text:style-name="T9">1110</text:span></text:p>
              </table:table-cell>
              <table:covered-table-cell table:style-name="ce3"/>
              <table:covered-table-cell table:style-name="ce3"/>
              <table:covered-table-cell table:style-name="ce3"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 table:style-name="ce1"/>
              <table:table-cell table:style-name="ce1"/>
              <table:table-cell table:style-name="ce1"/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28T14:58:43.629000000</meta:creation-date>
    <dc:date>2018-11-23T18:28:55</dc:date>
    <meta:editing-duration>PT5H37M43S</meta:editing-duration>
    <meta:editing-cycles>32</meta:editing-cycles>
    <meta:generator>OpenOffice/4.1.5$Unix OpenOffice.org_project/415m1$Build-9789</meta:generator>
    <dc:creator>Ibrahim Hazmi</dc:creator>
    <meta:document-statistic meta:object-count="479"/>
  </office:meta>
</office:document-meta>
</file>